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5/content.xml" manifest:media-type="text/xml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94/content.xml" manifest:media-type="text/xml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922/settings.xml" manifest:media-type="text/xml"/>
  <manifest:file-entry manifest:full-path="Object 922/Configurations2/" manifest:media-type="application/vnd.sun.xml.ui.configuration"/>
  <manifest:file-entry manifest:full-path="Object 922/content.xml" manifest:media-type="text/xml"/>
  <manifest:file-entry manifest:full-path="Object 922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920/content.xml" manifest:media-type="text/xml"/>
  <manifest:file-entry manifest:full-path="Object 920/settings.xml" manifest:media-type="text/xml"/>
  <manifest:file-entry manifest:full-path="Object 920/Configurations2/" manifest:media-type="application/vnd.sun.xml.ui.configuration"/>
  <manifest:file-entry manifest:full-path="Object 920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912/content.xml" manifest:media-type="text/xml"/>
  <manifest:file-entry manifest:full-path="Object 912/Configurations2/" manifest:media-type="application/vnd.sun.xml.ui.configuration"/>
  <manifest:file-entry manifest:full-path="Object 912/settings.xml" manifest:media-type="text/xml"/>
  <manifest:file-entry manifest:full-path="Object 912/" manifest:version="1.3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911/content.xml" manifest:media-type="text/xml"/>
  <manifest:file-entry manifest:full-path="Object 911/settings.xml" manifest:media-type="text/xml"/>
  <manifest:file-entry manifest:full-path="Object 911/Configurations2/" manifest:media-type="application/vnd.sun.xml.ui.configuration"/>
  <manifest:file-entry manifest:full-path="Object 911/" manifest:version="1.3" manifest:media-type="application/vnd.oasis.opendocument.formula"/>
  <manifest:file-entry manifest:full-path="Object 882/settings.xml" manifest:media-type="text/xml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881/content.xml" manifest:media-type="text/xml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513/content.xml" manifest:media-type="text/xml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673/settings.xml" manifest:media-type="text/xml"/>
  <manifest:file-entry manifest:full-path="Object 673/content.xml" manifest:media-type="text/xml"/>
  <manifest:file-entry manifest:full-path="Object 673/Configurations2/" manifest:media-type="application/vnd.sun.xml.ui.configuration"/>
  <manifest:file-entry manifest:full-path="Object 673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672/Configurations2/" manifest:media-type="application/vnd.sun.xml.ui.configuration"/>
  <manifest:file-entry manifest:full-path="Object 672/settings.xml" manifest:media-type="text/xml"/>
  <manifest:file-entry manifest:full-path="Object 672/content.xml" manifest:media-type="text/xml"/>
  <manifest:file-entry manifest:full-path="Object 672/" manifest:version="1.3" manifest:media-type="application/vnd.oasis.opendocument.formula"/>
  <manifest:file-entry manifest:full-path="Object 618/settings.xml" manifest:media-type="text/xml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3" manifest:media-type="application/vnd.oasis.opendocument.formula"/>
  <manifest:file-entry manifest:full-path="Object 590/Configurations2/" manifest:media-type="application/vnd.sun.xml.ui.configuration"/>
  <manifest:file-entry manifest:full-path="Object 590/settings.xml" manifest:media-type="text/xml"/>
  <manifest:file-entry manifest:full-path="Object 590/content.xml" manifest:media-type="text/xml"/>
  <manifest:file-entry manifest:full-path="Object 59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644/content.xml" manifest:media-type="text/xml"/>
  <manifest:file-entry manifest:full-path="Object 644/Configurations2/" manifest:media-type="application/vnd.sun.xml.ui.configuration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figurations2/" manifest:media-type="application/vnd.sun.xml.ui.configuration"/>
  <manifest:file-entry manifest:full-path="Object 641/content.xml" manifest:media-type="text/xml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640/content.xml" manifest:media-type="text/xml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802/content.xml" manifest:media-type="text/xml"/>
  <manifest:file-entry manifest:full-path="Object 802/settings.xml" manifest:media-type="text/xml"/>
  <manifest:file-entry manifest:full-path="Object 802/Configurations2/" manifest:media-type="application/vnd.sun.xml.ui.configuration"/>
  <manifest:file-entry manifest:full-path="Object 802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42/settings.xml" manifest:media-type="text/xml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17/content.xml" manifest:media-type="text/xml"/>
  <manifest:file-entry manifest:full-path="Object 817/settings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tent.xml" manifest:media-type="text/xml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" manifest:version="1.3" manifest:media-type="application/vnd.oasis.opendocument.formula"/>
  <manifest:file-entry manifest:full-path="Object 816/settings.xml" manifest:media-type="text/xml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" manifest:version="1.3" manifest:media-type="application/vnd.oasis.opendocument.formula"/>
  <manifest:file-entry manifest:full-path="Object 585/settings.xml" manifest:media-type="text/xml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" manifest:version="1.3" manifest:media-type="application/vnd.oasis.opendocument.formula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Configurations2/" manifest:media-type="application/vnd.sun.xml.ui.configuration"/>
  <manifest:file-entry manifest:full-path="Object 59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content.xml" manifest:media-type="text/xml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settings.xml" manifest:media-type="text/xml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settings.xml" manifest:media-type="text/xml"/>
  <manifest:file-entry manifest:full-path="Object 926/content.xml" manifest:media-type="text/xml"/>
  <manifest:file-entry manifest:full-path="Object 926/" manifest:version="1.3" manifest:media-type="application/vnd.oasis.opendocument.formula"/>
  <manifest:file-entry manifest:full-path="Object 828/content.xml" manifest:media-type="text/xml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661/settings.xml" manifest:media-type="text/xml"/>
  <manifest:file-entry manifest:full-path="Object 661/content.xml" manifest:media-type="text/xml"/>
  <manifest:file-entry manifest:full-path="Object 661/Configurations2/" manifest:media-type="application/vnd.sun.xml.ui.configuration"/>
  <manifest:file-entry manifest:full-path="Object 66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925/Configurations2/" manifest:media-type="application/vnd.sun.xml.ui.configuration"/>
  <manifest:file-entry manifest:full-path="Object 925/content.xml" manifest:media-type="text/xml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563/settings.xml" manifest:media-type="text/xml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settings.xml" manifest:media-type="text/xml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915/Configurations2/" manifest:media-type="application/vnd.sun.xml.ui.configuration"/>
  <manifest:file-entry manifest:full-path="Object 915/content.xml" manifest:media-type="text/xml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692/settings.xml" manifest:media-type="text/xml"/>
  <manifest:file-entry manifest:full-path="Object 692/content.xml" manifest:media-type="text/xml"/>
  <manifest:file-entry manifest:full-path="Object 692/Configurations2/" manifest:media-type="application/vnd.sun.xml.ui.configuration"/>
  <manifest:file-entry manifest:full-path="Object 692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914/content.xml" manifest:media-type="text/xml"/>
  <manifest:file-entry manifest:full-path="Object 914/settings.xml" manifest:media-type="text/xml"/>
  <manifest:file-entry manifest:full-path="Object 914/Configurations2/" manifest:media-type="application/vnd.sun.xml.ui.configuration"/>
  <manifest:file-entry manifest:full-path="Object 914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settings.xml" manifest:media-type="text/xml"/>
  <manifest:file-entry manifest:full-path="Object 691/Configurations2/" manifest:media-type="application/vnd.sun.xml.ui.configuration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687/settings.xml" manifest:media-type="text/xml"/>
  <manifest:file-entry manifest:full-path="Object 687/Configurations2/" manifest:media-type="application/vnd.sun.xml.ui.configuration"/>
  <manifest:file-entry manifest:full-path="Object 687/content.xml" manifest:media-type="text/xml"/>
  <manifest:file-entry manifest:full-path="Object 687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826/content.xml" manifest:media-type="text/xml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" manifest:version="1.3" manifest:media-type="application/vnd.oasis.opendocument.formula"/>
  <manifest:file-entry manifest:full-path="Object 825/content.xml" manifest:media-type="text/xml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728/settings.xml" manifest:media-type="text/xml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650/settings.xml" manifest:media-type="text/xml"/>
  <manifest:file-entry manifest:full-path="Object 650/content.xml" manifest:media-type="text/xml"/>
  <manifest:file-entry manifest:full-path="Object 650/Configurations2/" manifest:media-type="application/vnd.sun.xml.ui.configuration"/>
  <manifest:file-entry manifest:full-path="Object 650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689/settings.xml" manifest:media-type="text/xml"/>
  <manifest:file-entry manifest:full-path="Object 689/Configurations2/" manifest:media-type="application/vnd.sun.xml.ui.configuration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settings.xml" manifest:media-type="text/xml"/>
  <manifest:file-entry manifest:full-path="Object 929/Configurations2/" manifest:media-type="application/vnd.sun.xml.ui.configuration"/>
  <manifest:file-entry manifest:full-path="Object 929/content.xml" manifest:media-type="text/xml"/>
  <manifest:file-entry manifest:full-path="Object 92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content.xml" manifest:media-type="text/xml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566/settings.xml" manifest:media-type="text/xml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928/content.xml" manifest:media-type="text/xml"/>
  <manifest:file-entry manifest:full-path="Object 928/Configurations2/" manifest:media-type="application/vnd.sun.xml.ui.configuration"/>
  <manifest:file-entry manifest:full-path="Object 928/settings.xml" manifest:media-type="text/xml"/>
  <manifest:file-entry manifest:full-path="Object 928/" manifest:version="1.3" manifest:media-type="application/vnd.oasis.opendocument.formula"/>
  <manifest:file-entry manifest:full-path="Object 899/settings.xml" manifest:media-type="text/xml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tent.xml" manifest:media-type="text/xml"/>
  <manifest:file-entry manifest:full-path="Object 937/settings.xml" manifest:media-type="text/xml"/>
  <manifest:file-entry manifest:full-path="Object 937/Configurations2/" manifest:media-type="application/vnd.sun.xml.ui.configuration"/>
  <manifest:file-entry manifest:full-path="Object 937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47/content.xml" manifest:media-type="text/xml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tent.xml" manifest:media-type="text/xml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settings.xml" manifest:media-type="text/xml"/>
  <manifest:file-entry manifest:full-path="Object 936/Configurations2/" manifest:media-type="application/vnd.sun.xml.ui.configuration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tent.xml" manifest:media-type="text/xml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settings.xml" manifest:media-type="text/xml"/>
  <manifest:file-entry manifest:full-path="Object 939/content.xml" manifest:media-type="text/xml"/>
  <manifest:file-entry manifest:full-path="Object 939/Configurations2/" manifest:media-type="application/vnd.sun.xml.ui.configuration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tent.xml" manifest:media-type="text/xml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919/settings.xml" manifest:media-type="text/xml"/>
  <manifest:file-entry manifest:full-path="Object 919/content.xml" manifest:media-type="text/xml"/>
  <manifest:file-entry manifest:full-path="Object 919/Configurations2/" manifest:media-type="application/vnd.sun.xml.ui.configuration"/>
  <manifest:file-entry manifest:full-path="Object 919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868/content.xml" manifest:media-type="text/xml"/>
  <manifest:file-entry manifest:full-path="Object 868/settings.xml" manifest:media-type="text/xml"/>
  <manifest:file-entry manifest:full-path="Object 868/Configurations2/" manifest:media-type="application/vnd.sun.xml.ui.configuration"/>
  <manifest:file-entry manifest:full-path="Object 86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settings.xml" manifest:media-type="text/xml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663/Configurations2/" manifest:media-type="application/vnd.sun.xml.ui.configuration"/>
  <manifest:file-entry manifest:full-path="Object 663/settings.xml" manifest:media-type="text/xml"/>
  <manifest:file-entry manifest:full-path="Object 663/content.xml" manifest:media-type="text/xml"/>
  <manifest:file-entry manifest:full-path="Object 663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639/content.xml" manifest:media-type="text/xml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187" manifest:media-type="application/x-openoffice-gdimetafile;windows_formatname=&quot;GDIMetaFile&quot;"/>
  <manifest:file-entry manifest:full-path="ObjectReplacements/Object 216" manifest:media-type="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8" manifest:media-type="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854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259" manifest:media-type="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7" manifest:media-type="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41" manifest:media-type="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83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892" manifest:media-type="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" manifest:media-type="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7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63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55" manifest:media-type=""/>
  <manifest:file-entry manifest:full-path="ObjectReplacements/Object 80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content.xml" manifest:media-type="text/xml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" manifest:version="1.3" manifest:media-type="application/vnd.oasis.opendocument.formula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648/settings.xml" manifest:media-type="text/xml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Configurations2/" manifest:media-type="application/vnd.sun.xml.ui.configuration"/>
  <manifest:file-entry manifest:full-path="Object 649/content.xml" manifest:media-type="text/xml"/>
  <manifest:file-entry manifest:full-path="Object 649/settings.xml" manifest:media-type="text/xml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settings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831/content.xml" manifest:media-type="text/xml"/>
  <manifest:file-entry manifest:full-path="Object 831/settings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89/content.xml" manifest:media-type="text/xml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918/settings.xml" manifest:media-type="text/xml"/>
  <manifest:file-entry manifest:full-path="Object 918/Configurations2/" manifest:media-type="application/vnd.sun.xml.ui.configuration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settings.xml" manifest:media-type="text/xml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556/settings.xml" manifest:media-type="text/xml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settings.xml" manifest:media-type="text/xml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settings.xml" manifest:media-type="text/xml"/>
  <manifest:file-entry manifest:full-path="Object 647/content.xml" manifest:media-type="text/xml"/>
  <manifest:file-entry manifest:full-path="Object 647/Configurations2/" manifest:media-type="application/vnd.sun.xml.ui.configuration"/>
  <manifest:file-entry manifest:full-path="Object 64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690/settings.xml" manifest:media-type="text/xml"/>
  <manifest:file-entry manifest:full-path="Object 690/content.xml" manifest:media-type="text/xml"/>
  <manifest:file-entry manifest:full-path="Object 690/Configurations2/" manifest:media-type="application/vnd.sun.xml.ui.configuration"/>
  <manifest:file-entry manifest:full-path="Object 690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664/content.xml" manifest:media-type="text/xml"/>
  <manifest:file-entry manifest:full-path="Object 664/Configurations2/" manifest:media-type="application/vnd.sun.xml.ui.configuration"/>
  <manifest:file-entry manifest:full-path="Object 664/settings.xml" manifest:media-type="text/xml"/>
  <manifest:file-entry manifest:full-path="Object 664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583/content.xml" manifest:media-type="text/xml"/>
  <manifest:file-entry manifest:full-path="Object 583/settings.xml" manifest:media-type="text/xml"/>
  <manifest:file-entry manifest:full-path="Object 583/Configurations2/" manifest:media-type="application/vnd.sun.xml.ui.configuration"/>
  <manifest:file-entry manifest:full-path="Object 583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tent.xml" manifest:media-type="text/xml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67/settings.xml" manifest:media-type="text/xml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604/content.xml" manifest:media-type="text/xml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content.xml" manifest:media-type="text/xml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807/Configurations2/" manifest:media-type="application/vnd.sun.xml.ui.configuration"/>
  <manifest:file-entry manifest:full-path="Object 807/content.xml" manifest:media-type="text/xml"/>
  <manifest:file-entry manifest:full-path="Object 807/settings.xml" manifest:media-type="text/xml"/>
  <manifest:file-entry manifest:full-path="Object 807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settings.xml" manifest:media-type="text/xml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77/content.xml" manifest:media-type="text/xml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" manifest:version="1.3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Configurations2/" manifest:media-type="application/vnd.sun.xml.ui.configuration"/>
  <manifest:file-entry manifest:full-path="Object 606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923/content.xml" manifest:media-type="text/xml"/>
  <manifest:file-entry manifest:full-path="Object 923/Configurations2/" manifest:media-type="application/vnd.sun.xml.ui.configuration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settings.xml" manifest:media-type="text/xml"/>
  <manifest:file-entry manifest:full-path="Object 811/Configurations2/" manifest:media-type="application/vnd.sun.xml.ui.configuration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04/settings.xml" manifest:media-type="text/xml"/>
  <manifest:file-entry manifest:full-path="Object 804/Configurations2/" manifest:media-type="application/vnd.sun.xml.ui.configuration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611/settings.xml" manifest:media-type="text/xml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582/content.xml" manifest:media-type="text/xml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tent.xml" manifest:media-type="text/xml"/>
  <manifest:file-entry manifest:full-path="Object 610/Configurations2/" manifest:media-type="application/vnd.sun.xml.ui.configuration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821/settings.xml" manifest:media-type="text/xml"/>
  <manifest:file-entry manifest:full-path="Object 821/Configurations2/" manifest:media-type="application/vnd.sun.xml.ui.configuration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settings.xml" manifest:media-type="text/xml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settings.xml" manifest:media-type="text/xml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605/settings.xml" manifest:media-type="text/xml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921/settings.xml" manifest:media-type="text/xml"/>
  <manifest:file-entry manifest:full-path="Object 921/Configurations2/" manifest:media-type="application/vnd.sun.xml.ui.configuration"/>
  <manifest:file-entry manifest:full-path="Object 921/content.xml" manifest:media-type="text/xml"/>
  <manifest:file-entry manifest:full-path="Object 921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865/settings.xml" manifest:media-type="text/xml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figurations2/" manifest:media-type="application/vnd.sun.xml.ui.configuration"/>
  <manifest:file-entry manifest:full-path="Object 913/content.xml" manifest:media-type="text/xml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settings.xml" manifest:media-type="text/xml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settings.xml" manifest:media-type="text/xml"/>
  <manifest:file-entry manifest:full-path="Object 679/content.xml" manifest:media-type="text/xml"/>
  <manifest:file-entry manifest:full-path="Object 679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tent.xml" manifest:media-type="text/xml"/>
  <manifest:file-entry manifest:full-path="Object 927/Configurations2/" manifest:media-type="application/vnd.sun.xml.ui.configuration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81/Configurations2/" manifest:media-type="application/vnd.sun.xml.ui.configuration"/>
  <manifest:file-entry manifest:full-path="Object 681/settings.xml" manifest:media-type="text/xml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3" manifest:media-type="application/vnd.oasis.opendocument.formula"/>
  <manifest:file-entry manifest:full-path="Object 809/settings.xml" manifest:media-type="text/xml"/>
  <manifest:file-entry manifest:full-path="Object 809/Configurations2/" manifest:media-type="application/vnd.sun.xml.ui.configuration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content.xml" manifest:media-type="text/xml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737/content.xml" manifest:media-type="text/xml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settings.xml" manifest:media-type="text/xml"/>
  <manifest:file-entry manifest:full-path="Object 666/content.xml" manifest:media-type="text/xml"/>
  <manifest:file-entry manifest:full-path="Object 666/Configurations2/" manifest:media-type="application/vnd.sun.xml.ui.configuration"/>
  <manifest:file-entry manifest:full-path="Object 666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content.xml" manifest:media-type="text/xml"/>
  <manifest:file-entry manifest:full-path="Object 667/Configurations2/" manifest:media-type="application/vnd.sun.xml.ui.configuration"/>
  <manifest:file-entry manifest:full-path="Object 667/settings.xml" manifest:media-type="text/xml"/>
  <manifest:file-entry manifest:full-path="Object 667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settings.xml" manifest:media-type="text/xml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settings.xml" manifest:media-type="text/xml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settings.xml" manifest:media-type="text/xml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669/settings.xml" manifest:media-type="text/xml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content.xml" manifest:media-type="text/xml"/>
  <manifest:file-entry manifest:full-path="Object 656/Configurations2/" manifest:media-type="application/vnd.sun.xml.ui.configuration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settings.xml" manifest:media-type="text/xml"/>
  <manifest:file-entry manifest:full-path="Object 657/Configurations2/" manifest:media-type="application/vnd.sun.xml.ui.configuration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settings.xml" manifest:media-type="text/xml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59/settings.xml" manifest:media-type="text/xml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settings.xml" manifest:media-type="text/xml"/>
  <manifest:file-entry manifest:full-path="Object 665/content.xml" manifest:media-type="text/xml"/>
  <manifest:file-entry manifest:full-path="Object 665/Configurations2/" manifest:media-type="application/vnd.sun.xml.ui.configuration"/>
  <manifest:file-entry manifest:full-path="Object 665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638/content.xml" manifest:media-type="text/xml"/>
  <manifest:file-entry manifest:full-path="Object 638/settings.xml" manifest:media-type="text/xml"/>
  <manifest:file-entry manifest:full-path="Object 638/Configurations2/" manifest:media-type="application/vnd.sun.xml.ui.configuration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61/Configurations2/" manifest:media-type="application/vnd.sun.xml.ui.configuration"/>
  <manifest:file-entry manifest:full-path="Object 861/content.xml" manifest:media-type="text/xml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tent.xml" manifest:media-type="text/xml"/>
  <manifest:file-entry manifest:full-path="Object 924/settings.xml" manifest:media-type="text/xml"/>
  <manifest:file-entry manifest:full-path="Object 924/Configurations2/" manifest:media-type="application/vnd.sun.xml.ui.configuration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827/content.xml" manifest:media-type="text/xml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862/settings.xml" manifest:media-type="text/xml"/>
  <manifest:file-entry manifest:full-path="Object 862/Configurations2/" manifest:media-type="application/vnd.sun.xml.ui.configuration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tent.xml" manifest:media-type="text/xml"/>
  <manifest:file-entry manifest:full-path="Object 935/Configurations2/" manifest:media-type="application/vnd.sun.xml.ui.configuration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figurations2/" manifest:media-type="application/vnd.sun.xml.ui.configuration"/>
  <manifest:file-entry manifest:full-path="Object 917/content.xml" manifest:media-type="text/xml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settings.xml" manifest:media-type="text/xml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655/settings.xml" manifest:media-type="text/xml"/>
  <manifest:file-entry manifest:full-path="Object 655/content.xml" manifest:media-type="text/xml"/>
  <manifest:file-entry manifest:full-path="Object 655/Configurations2/" manifest:media-type="application/vnd.sun.xml.ui.configuration"/>
  <manifest:file-entry manifest:full-path="Object 655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Configurations2/" manifest:media-type="application/vnd.sun.xml.ui.configuration"/>
  <manifest:file-entry manifest:full-path="Object 863/settings.xml" manifest:media-type="text/xml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tent.xml" manifest:media-type="text/xml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tent.xml" manifest:media-type="text/xml"/>
  <manifest:file-entry manifest:full-path="Object 932/settings.xml" manifest:media-type="text/xml"/>
  <manifest:file-entry manifest:full-path="Object 932/Configurations2/" manifest:media-type="application/vnd.sun.xml.ui.configuration"/>
  <manifest:file-entry manifest:full-path="Object 932/" manifest:version="1.3" manifest:media-type="application/vnd.oasis.opendocument.formula"/>
  <manifest:file-entry manifest:full-path="Object 678/settings.xml" manifest:media-type="text/xml"/>
  <manifest:file-entry manifest:full-path="Object 678/Configurations2/" manifest:media-type="application/vnd.sun.xml.ui.configuration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tent.xml" manifest:media-type="text/xml"/>
  <manifest:file-entry manifest:full-path="Object 931/Configurations2/" manifest:media-type="application/vnd.sun.xml.ui.configuration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tent.xml" manifest:media-type="text/xml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tent.xml" manifest:media-type="text/xml"/>
  <manifest:file-entry manifest:full-path="Object 836/Configurations2/" manifest:media-type="application/vnd.sun.xml.ui.configuration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tent.xml" manifest:media-type="text/xml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tent.xml" manifest:media-type="text/xml"/>
  <manifest:file-entry manifest:full-path="Object 933/settings.xml" manifest:media-type="text/xml"/>
  <manifest:file-entry manifest:full-path="Object 933/Configurations2/" manifest:media-type="application/vnd.sun.xml.ui.configuration"/>
  <manifest:file-entry manifest:full-path="Object 933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812/content.xml" manifest:media-type="text/xml"/>
  <manifest:file-entry manifest:full-path="Object 812/Configurations2/" manifest:media-type="application/vnd.sun.xml.ui.configuration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tent.xml" manifest:media-type="text/xml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settings.xml" manifest:media-type="text/xml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801/content.xml" manifest:media-type="text/xml"/>
  <manifest:file-entry manifest:full-path="Object 801/Configurations2/" manifest:media-type="application/vnd.sun.xml.ui.configuration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Configurations2/" manifest:media-type="application/vnd.sun.xml.ui.configuration"/>
  <manifest:file-entry manifest:full-path="Object 800/settings.xml" manifest:media-type="text/xml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settings.xml" manifest:media-type="text/xml"/>
  <manifest:file-entry manifest:full-path="Object 813/content.xml" manifest:media-type="text/xml"/>
  <manifest:file-entry manifest:full-path="Object 813/Configurations2/" manifest:media-type="application/vnd.sun.xml.ui.configuration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803/content.xml" manifest:media-type="text/xml"/>
  <manifest:file-entry manifest:full-path="Object 803/Configurations2/" manifest:media-type="application/vnd.sun.xml.ui.configuration"/>
  <manifest:file-entry manifest:full-path="Object 803/settings.xml" manifest:media-type="text/xml"/>
  <manifest:file-entry manifest:full-path="Object 803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settings.xml" manifest:media-type="text/xml"/>
  <manifest:file-entry manifest:full-path="Object 693/content.xml" manifest:media-type="text/xml"/>
  <manifest:file-entry manifest:full-path="Object 693/Configurations2/" manifest:media-type="application/vnd.sun.xml.ui.configuration"/>
  <manifest:file-entry manifest:full-path="Object 693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53/content.xml" manifest:media-type="text/xml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820/content.xml" manifest:media-type="text/xml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content.xml" manifest:media-type="text/xml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651/content.xml" manifest:media-type="text/xml"/>
  <manifest:file-entry manifest:full-path="Object 651/settings.xml" manifest:media-type="text/xml"/>
  <manifest:file-entry manifest:full-path="Object 651/Configurations2/" manifest:media-type="application/vnd.sun.xml.ui.configuration"/>
  <manifest:file-entry manifest:full-path="Object 651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595/content.xml" manifest:media-type="text/xml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 loext:decorative="false"/>
      <style:paragraph-properties style:writing-mode="lr-tb"/>
    </style:style>
    <style:style style:name="gr2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7" style:family="graphic" style:parent-style-name="objectwithoutfill">
      <style:graphic-properties draw:stroke="dash" draw:fill="none" draw:textarea-vertical-align="middle" loext:decorative="false"/>
    </style:style>
    <style:style style:name="gr28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1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7" style:family="graphic" style:parent-style-name="objectwithoutfill">
      <style:graphic-properties draw:stroke="dash" draw:stroke-dash="Dot" draw:fill="none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3" style:family="graphic" style:parent-style-name="objectwithoutfill">
      <style:graphic-properties svg:stroke-color="#000000" draw:fill="none" draw:textarea-vertical-align="middle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4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5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6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7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80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6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8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4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6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8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3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5" style:family="graphic" style:parent-style-name="standard">
      <style:graphic-properties draw:textarea-horizontal-align="justify" draw:textarea-vertical-align="middle" draw:auto-grow-height="false" fo:min-height="0.1cm" fo:min-width="0cm" loext:decorative="false"/>
    </style:style>
    <style:style style:name="gr216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2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4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5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solid" draw:fill-color="#2a6099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6pt" fo:font-weight="bold"/>
    </style:style>
    <style:style style:name="P23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4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text-properties fo:font-size="7pt" style:font-size-asian="7pt" style:font-size-complex="7pt"/>
    </style:style>
    <style:style style:name="P31" style:family="paragraph">
      <loext:graphic-properties draw:fill="none" draw:fill-color="#ffffff"/>
      <style:text-properties fo:font-size="11pt" style:font-size-asian="11pt" style:font-size-complex="11pt"/>
    </style:style>
    <style:style style:name="P3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3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5" style:family="paragraph">
      <loext:graphic-properties draw:fill="none" draw:fill-color="#ffffff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solid" draw:fill-color="#729fcf"/>
      <style:paragraph-properties fo:text-align="center"/>
    </style:style>
    <style:style style:name="P38" style:family="paragraph">
      <loext:graphic-properties draw:fill="none"/>
      <style:text-properties fo:font-size="6pt"/>
    </style:style>
    <style:style style:name="P39" style:family="paragraph">
      <style:paragraph-properties fo:text-align="center"/>
      <style:text-properties fo:font-weight="bold"/>
    </style:style>
    <style:style style:name="P40" style:family="paragraph">
      <style:paragraph-properties fo:text-align="center"/>
      <style:text-properties fo:font-size="5.40000009536743pt" style:font-size-asian="16pt" style:font-size-complex="16pt"/>
    </style:style>
    <style:style style:name="P4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2" style:family="paragraph">
      <loext:graphic-properties draw:fill="none" draw:fill-color="#ffffff"/>
      <style:text-properties fo:font-size="8pt" style:font-size-asian="21pt" style:font-size-complex="21pt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solid" draw:fill-color="#808080"/>
      <style:paragraph-properties fo:text-align="center" style:writing-mode="lr-tb"/>
    </style:style>
    <style:style style:name="P45" style:family="paragraph">
      <loext:graphic-properties draw:fill="none" draw:fill-color="#ffffff"/>
      <style:text-properties fo:font-size="10pt" style:font-size-asian="21pt" style:font-size-complex="21pt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8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9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50" style:family="paragraph">
      <loext:graphic-properties draw:fill="none" draw:fill-color="#ffffff"/>
      <style:text-properties fo:font-size="8.69999980926514pt" fo:font-weight="bold"/>
    </style:style>
    <style:style style:name="P51" style:family="paragraph">
      <loext:graphic-properties draw:fill="none" draw:fill-color="#ffffff"/>
      <style:text-properties fo:font-size="8.69999980926514pt"/>
    </style:style>
    <style:style style:name="P52" style:family="paragraph">
      <loext:graphic-properties draw:fill="none" draw:fill-color="#1c1c1c"/>
      <style:paragraph-properties fo:text-align="center"/>
    </style:style>
    <style:style style:name="P53" style:family="paragraph">
      <loext:graphic-properties draw:fill="none" draw:fill-color="#ffffff"/>
      <style:text-properties fo:font-size="7pt" style:font-size-asian="16pt" style:font-size-complex="16pt"/>
    </style:style>
    <style:style style:name="P54" style:family="paragraph">
      <loext:graphic-properties draw:fill="solid" draw:fill-color="#55308d"/>
      <style:paragraph-properties fo:text-align="center"/>
    </style:style>
    <style:style style:name="P55" style:family="paragraph">
      <loext:graphic-properties draw:fill="none"/>
      <style:text-properties fo:font-size="10.1999998092651pt" style:font-size-asian="20pt" style:font-size-complex="20pt"/>
    </style:style>
    <style:style style:name="P56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7" style:family="paragraph">
      <loext:graphic-properties draw:fill="solid" draw:fill-color="#999999"/>
      <style:paragraph-properties fo:text-align="center"/>
    </style:style>
    <style:style style:name="P58" style:family="paragraph">
      <loext:graphic-properties draw:fill="none" draw:fill-color="#ffffff"/>
      <style:text-properties fo:font-size="7pt" style:font-size-asian="20pt" style:font-size-complex="20pt"/>
    </style:style>
    <style:style style:name="P59" style:family="paragraph">
      <loext:graphic-properties draw:fill="none"/>
      <style:paragraph-properties fo:text-align="center"/>
      <style:text-properties fo:font-size="6pt"/>
    </style:style>
    <style:style style:name="P60" style:family="paragraph">
      <style:paragraph-properties fo:text-align="center"/>
      <style:text-properties fo:font-size="6pt"/>
    </style:style>
    <style:style style:name="P61" style:family="paragraph">
      <loext:graphic-properties draw:fill="none"/>
      <style:text-properties fo:font-size="6pt" fo:font-weight="bold"/>
    </style:style>
    <style:style style:name="P62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draw:line draw:style-name="gr12" draw:text-style-name="P3" draw:layer="layout" svg:x1="7.177cm" svg:y1="23.223cm" svg:x2="13.127cm" svg:y2="23.323cm">
          <text:p/>
        </draw:line>
        <draw:line draw:style-name="gr12" draw:text-style-name="P3" draw:layer="layout" svg:x1="7.177cm" svg:y1="23.173cm" svg:x2="7.127cm" svg:y2="17.823cm">
          <text:p/>
        </draw:line>
        <draw:path draw:style-name="gr3" draw:text-style-name="P3" draw:layer="layout" svg:width="3.502cm" svg:height="3.499cm" svg:x="7.251cm" svg:y="19.8cm" svg:viewBox="0 0 3503 3500" svg:d="M0 0c3750 0 3500 3500 3500 3500">
          <text:p/>
        </draw:path>
        <draw:frame draw:style-name="gr15" draw:text-style-name="P14" draw:layer="layout" svg:width="0.567cm" svg:height="0.53cm" svg:x="13.276cm" svg:y="22.9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563cm" svg:height="0.53cm" svg:x="6.876cm" svg:y="17.263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9" draw:text-style-name="P15" draw:layer="layout" svg:width="5.578cm" svg:height="0.963cm" svg:x="9.751cm" svg:y="19.3cm">
          <draw:text-box>
            <text:p><text:span text:style-name="T11">Produksjonsmulighetskurven (PMK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20" draw:text-style-name="P16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1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1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1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1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2" draw:text-style-name="P17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3" draw:text-style-name="P17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4" draw:text-style-name="P17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5" draw:text-style-name="P18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6" draw:text-style-name="P19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7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0" draw:text-style-name="P16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4cm" svg:y1="11.55cm" svg:x2="10.35cm" svg:y2="10.05cm">
          <text:p/>
        </draw:line>
        <draw:frame draw:style-name="gr25" draw:text-style-name="P18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20" draw:text-style-name="P16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20" draw:text-style-name="P16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8" draw:text-style-name="P3" draw:layer="layout" svg:x1="2.35cm" svg:y1="4.05cm" svg:x2="2.35cm" svg:y2="4.8cm">
          <text:p/>
        </draw:line>
        <draw:line draw:style-name="gr28" draw:text-style-name="P3" draw:layer="layout" svg:x1="2.85cm" svg:y1="5.4cm" svg:x2="3.6cm" svg:y2="5.4cm">
          <text:p/>
        </draw:line>
        <draw:line draw:style-name="gr28" draw:text-style-name="P3" draw:layer="layout" svg:x1="6.55cm" svg:y1="3.95cm" svg:x2="6.55cm" svg:y2="4.7cm">
          <text:p/>
        </draw:line>
        <draw:line draw:style-name="gr29" draw:text-style-name="P3" draw:layer="layout" svg:x1="7.15cm" svg:y1="5.4cm" svg:x2="7.9cm" svg:y2="5.4cm">
          <text:p/>
        </draw:line>
        <draw:line draw:style-name="gr28" draw:text-style-name="P3" draw:layer="layout" svg:x1="13.45cm" svg:y1="4.551cm" svg:x2="13.45cm" svg:y2="3.801cm">
          <text:p/>
        </draw:line>
        <draw:line draw:style-name="gr28" draw:text-style-name="P3" draw:layer="layout" svg:x1="13.75cm" svg:y1="5.1cm" svg:x2="14.5cm" svg:y2="5.1cm">
          <text:p/>
        </draw:line>
        <draw:line draw:style-name="gr28" draw:text-style-name="P3" draw:layer="layout" svg:x1="7.15cm" svg:y1="5.4cm" svg:x2="7.9cm" svg:y2="5.4cm">
          <text:p/>
        </draw:line>
        <draw:line draw:style-name="gr28" draw:text-style-name="P3" draw:layer="layout" svg:x1="17.55cm" svg:y1="4.552cm" svg:x2="17.55cm" svg:y2="3.802cm">
          <text:p/>
        </draw:line>
        <draw:line draw:style-name="gr28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20" draw:text-style-name="P16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20" draw:text-style-name="P16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30" draw:text-style-name="P20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30" draw:text-style-name="P21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8" draw:text-style-name="P3" draw:layer="layout" svg:x1="6.55cm" svg:y1="3.95cm" svg:x2="6.55cm" svg:y2="4.7cm">
          <text:p/>
        </draw:line>
        <draw:line draw:style-name="gr27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7" draw:text-style-name="P3" draw:layer="layout" svg:x1="14.751cm" svg:y1="9.551cm" svg:x2="15.75cm" svg:y2="9.55cm">
          <text:p/>
        </draw:line>
        <draw:frame draw:style-name="gr31" draw:text-style-name="P19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7" draw:text-style-name="P3" draw:layer="layout" svg:x1="16.5cm" svg:y1="10.55cm" svg:x2="14.751cm" svg:y2="10.551cm">
          <text:p/>
        </draw:line>
        <draw:custom-shape draw:style-name="gr20" draw:text-style-name="P16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7" draw:text-style-name="P3" draw:layer="layout" svg:x1="15.75cm" svg:y1="11.75cm" svg:x2="15.75cm" svg:y2="9.5cm">
          <text:p/>
        </draw:line>
        <draw:line draw:style-name="gr28" draw:text-style-name="P3" draw:layer="layout" svg:x1="8.515cm" svg:y1="9.45cm" svg:x2="8.524cm" svg:y2="9.952cm">
          <text:p/>
        </draw:line>
        <draw:line draw:style-name="gr28" draw:text-style-name="P3" draw:layer="layout" svg:x1="14.95cm" svg:y1="9.65cm" svg:x2="14.95cm" svg:y2="10.4cm">
          <text:p/>
        </draw:line>
        <draw:line draw:style-name="gr28" draw:text-style-name="P3" draw:layer="layout" svg:x1="9.65cm" svg:y1="11.4cm" svg:x2="10.4cm" svg:y2="11.4cm">
          <text:p/>
        </draw:line>
        <draw:line draw:style-name="gr28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3" draw:text-style-name="P17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4" draw:text-style-name="P3" draw:layer="layout" svg:x1="10.95cm" svg:y1="14cm" svg:x2="8.851cm" svg:y2="16.051cm">
          <text:p/>
        </draw:line>
        <draw:frame draw:style-name="gr35" draw:text-style-name="P22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6" draw:text-style-name="P3" draw:layer="layout" svg:x1="3.75cm" svg:y1="14cm" svg:x2="2.5cm" svg:y2="15.25cm">
          <text:p/>
        </draw:line>
        <draw:frame draw:style-name="gr37" draw:text-style-name="P22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4" draw:text-style-name="P3" draw:layer="layout" svg:x1="10.95cm" svg:y1="15.75cm" svg:x2="9.051cm" svg:y2="16.551cm">
          <text:p/>
        </draw:line>
        <draw:line draw:style-name="gr36" draw:text-style-name="P3" draw:layer="layout" svg:x1="5cm" svg:y1="14.75cm" svg:x2="3cm" svg:y2="16.5cm">
          <text:p/>
        </draw:line>
        <draw:line draw:style-name="gr36" draw:text-style-name="P3" draw:layer="layout" svg:x1="4.901cm" svg:y1="14.851cm" svg:x2="2.901cm" svg:y2="15.601cm">
          <text:p/>
        </draw:line>
        <draw:frame draw:style-name="gr38" draw:text-style-name="P22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20" draw:text-style-name="P16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7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9" draw:text-style-name="P22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8" draw:text-style-name="P22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8" draw:text-style-name="P22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40" draw:text-style-name="P16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6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1" draw:text-style-name="P16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8" draw:text-style-name="P22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4" draw:text-style-name="P3" draw:layer="layout" svg:x1="9.75cm" svg:y1="22.25cm" svg:x2="9.301cm" svg:y2="23.381cm">
          <text:p/>
        </draw:line>
        <draw:line draw:style-name="gr34" draw:text-style-name="P3" draw:layer="layout" svg:x1="16.437cm" svg:y1="22.15cm" svg:x2="15.988cm" svg:y2="23.281cm">
          <text:p/>
        </draw:line>
        <draw:frame draw:style-name="gr38" draw:text-style-name="P22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8" draw:text-style-name="P22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4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7" draw:text-style-name="P3" draw:layer="layout" svg:x1="15.75cm" svg:y1="11.65cm" svg:x2="15.75cm" svg:y2="9.6cm">
          <text:p/>
        </draw:line>
        <draw:custom-shape draw:style-name="gr20" draw:text-style-name="P16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8" draw:text-style-name="P22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6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2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3" draw:text-style-name="P23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4" draw:text-style-name="P24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5" draw:text-style-name="P24" draw:layer="layout" svg:width="6.691cm" svg:height="1.199cm" svg:x="9.602cm" svg:y="8.303cm">
          <draw:text-box>
            <text:p><text:span text:style-name="T18">Produksjon (kort sikt)</text:span></text:p>
            <text:p text:style-name="P25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6" draw:text-style-name="P24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7" draw:text-style-name="P18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8" draw:text-style-name="P18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3" draw:text-style-name="P23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4" draw:text-style-name="P24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9" draw:text-style-name="P24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50" draw:text-style-name="P26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50" draw:text-style-name="P26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1" draw:text-style-name="P26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2" draw:text-style-name="P24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20" draw:text-style-name="P16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3" draw:text-style-name="P23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3" draw:text-style-name="P24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4" draw:text-style-name="P18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20" draw:text-style-name="P16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5" draw:text-style-name="P18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5" draw:text-style-name="P18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5" draw:text-style-name="P18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6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7" draw:text-style-name="P18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7" draw:text-style-name="P18" draw:layer="layout" svg:width="3.47cm" svg:height="1.205cm" svg:x="7.27cm" svg:y="16.754cm">
          <draw:text-box>
            <text:p><text:span text:style-name="T13">Perfekte</text:span></text:p>
            <text:p text:style-name="P25"><text:span text:style-name="T13">substitusjonsmuligheter</text:span></text:p>
            <text:p text:style-name="P25"><text:span text:style-name="T13"/></text:p>
          </draw:text-box>
        </draw:frame>
        <draw:frame draw:style-name="gr58" draw:text-style-name="P18" draw:layer="layout" svg:width="3.47cm" svg:height="1.523cm" svg:x="7.17cm" svg:y="21.955cm">
          <draw:text-box>
            <text:p><text:span text:style-name="T13">Ingen</text:span></text:p>
            <text:p text:style-name="P25"><text:span text:style-name="T13">substitusjonsmuligheter</text:span></text:p>
            <text:p text:style-name="P25"><text:span text:style-name="T13"/></text:p>
            <text:p><text:span text:style-name="T13"/></text:p>
          </draw:text-box>
        </draw:frame>
        <draw:frame draw:style-name="gr53" draw:text-style-name="P24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9" draw:text-style-name="P28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60" draw:text-style-name="P19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9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20" draw:text-style-name="P16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20" draw:text-style-name="P16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1" draw:text-style-name="P30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20" draw:text-style-name="P16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20" draw:text-style-name="P16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20" draw:text-style-name="P16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20" draw:text-style-name="P16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2" draw:text-style-name="P31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3" draw:text-style-name="P32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4" draw:text-style-name="P33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5" draw:text-style-name="P33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9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9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9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9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9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6" draw:text-style-name="P34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7" draw:text-style-name="P24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9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9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3" draw:text-style-name="P23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9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20" draw:text-style-name="P16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4" draw:text-style-name="P24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5" draw:text-style-name="P24" draw:layer="layout" svg:width="6.691cm" svg:height="1.199cm" svg:x="7.902cm" svg:y="2.502cm">
          <draw:text-box>
            <text:p><text:span text:style-name="T18">Produksjon (kort sikt)</text:span></text:p>
            <text:p text:style-name="P25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6" draw:text-style-name="P24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5" draw:text-style-name="P24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20" draw:text-style-name="P16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20" draw:text-style-name="P16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8" draw:text-style-name="P24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5" draw:text-style-name="P24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4" draw:text-style-name="P24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9" draw:text-style-name="P19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0" draw:text-style-name="P19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1" draw:text-style-name="P23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7" draw:text-style-name="P18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2" draw:text-style-name="P18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3" draw:text-style-name="P35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4" draw:text-style-name="P24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4" draw:text-style-name="P24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4" draw:text-style-name="P24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4" draw:text-style-name="P24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4" draw:text-style-name="P24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4" draw:text-style-name="P24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5" draw:text-style-name="P24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4" draw:text-style-name="P24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20" draw:text-style-name="P16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7" draw:text-style-name="P3" draw:layer="layout" svg:x1="14.5cm" svg:y1="17.7cm" svg:x2="16cm" svg:y2="17.75cm">
          <text:p/>
        </draw:line>
        <draw:line draw:style-name="gr77" draw:text-style-name="P3" draw:layer="layout" svg:x1="16cm" svg:y1="17.65cm" svg:x2="16cm" svg:y2="19.75cm">
          <text:p/>
        </draw:line>
        <draw:line draw:style-name="gr77" draw:text-style-name="P3" draw:layer="layout" svg:x1="16cm" svg:y1="17.65cm" svg:x2="16cm" svg:y2="19.75cm">
          <text:p/>
        </draw:line>
        <draw:custom-shape draw:style-name="gr20" draw:text-style-name="P16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6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8" draw:text-style-name="P18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6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6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6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4" draw:text-style-name="P18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4" draw:text-style-name="P18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6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6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6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6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9" draw:text-style-name="P23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4" draw:text-style-name="P24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4" draw:text-style-name="P24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4" draw:text-style-name="P24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0" draw:text-style-name="P24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4" draw:text-style-name="P24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20" draw:text-style-name="P16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4" draw:text-style-name="P18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4" draw:text-style-name="P18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4" draw:text-style-name="P18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1" draw:text-style-name="P18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1" draw:text-style-name="P18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4" draw:text-style-name="P18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4" draw:text-style-name="P18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1" draw:text-style-name="P18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1" draw:text-style-name="P18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1" draw:text-style-name="P18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1" draw:text-style-name="P18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20" draw:text-style-name="P16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20" draw:text-style-name="P16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cm" svg:y1="7.251cm" svg:x2="18cm" svg:y2="4.501cm">
          <text:p/>
        </draw:line>
        <draw:frame draw:style-name="gr82" draw:text-style-name="P18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20" draw:text-style-name="P16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3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20" draw:text-style-name="P16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4" draw:text-style-name="P3" draw:layer="layout" svg:x1="15.5cm" svg:y1="6.25cm" svg:x2="15.479cm" svg:y2="5.749cm">
          <text:p/>
        </draw:line>
        <draw:line draw:style-name="gr85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20" draw:text-style-name="P16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20" draw:text-style-name="P16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20" draw:text-style-name="P16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20" draw:text-style-name="P16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3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20" draw:text-style-name="P16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2" draw:text-style-name="P18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2" draw:text-style-name="P18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2" draw:text-style-name="P18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6" draw:text-style-name="P3" draw:layer="layout" svg:x1="6.5cm" svg:y1="17.7cm" svg:x2="6cm" svg:y2="16.95cm">
          <text:p/>
        </draw:line>
        <draw:line draw:style-name="gr87" draw:text-style-name="P3" draw:layer="layout" svg:x1="5.25cm" svg:y1="17.5cm" svg:x2="4.75cm" svg:y2="17.5cm">
          <text:p/>
        </draw:line>
        <draw:frame draw:style-name="gr82" draw:text-style-name="P18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2" draw:text-style-name="P18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20" draw:text-style-name="P16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8" draw:text-style-name="P37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90" draw:text-style-name="P18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1" draw:text-style-name="P3" draw:layer="layout" svg:x1="7.4cm" svg:y1="22.55cm" svg:x2="5.9cm" svg:y2="23.55cm">
          <text:p/>
        </draw:line>
        <draw:frame draw:style-name="gr82" draw:text-style-name="P18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2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20" draw:text-style-name="P16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20" draw:text-style-name="P16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20" draw:text-style-name="P16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20" draw:text-style-name="P16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2" draw:text-style-name="P18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2" draw:text-style-name="P18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2" draw:text-style-name="P18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2" draw:text-style-name="P18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3" draw:text-style-name="P18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20" draw:text-style-name="P16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2" draw:text-style-name="P18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2" draw:text-style-name="P18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4" draw:text-style-name="P38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2" draw:text-style-name="P18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20" draw:text-style-name="P16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3.351cm" svg:y1="6.501cm" svg:x2="3.351cm" svg:y2="8.151cm">
          <text:p/>
        </draw:line>
        <draw:line draw:style-name="gr77" draw:text-style-name="P3" draw:layer="layout" svg:x1="1.6cm" svg:y1="6.35cm" svg:x2="3.6cm" svg:y2="6.35cm">
          <text:p/>
        </draw:line>
        <draw:line draw:style-name="gr77" draw:text-style-name="P3" draw:layer="layout" svg:x1="1.65cm" svg:y1="6.6cm" svg:x2="2.4cm" svg:y2="6.6cm">
          <text:p/>
        </draw:line>
        <draw:line draw:style-name="gr77" draw:text-style-name="P3" draw:layer="layout" svg:x1="7.9cm" svg:y1="7.25cm" svg:x2="9.6cm" svg:y2="7.25cm">
          <text:p/>
        </draw:line>
        <draw:line draw:style-name="gr77" draw:text-style-name="P3" draw:layer="layout" svg:x1="7.9cm" svg:y1="6.35cm" svg:x2="9.6cm" svg:y2="6.35cm">
          <text:p/>
        </draw:line>
        <draw:line draw:style-name="gr95" draw:text-style-name="P3" draw:layer="layout" svg:x1="9.65cm" svg:y1="6.55cm" svg:x2="9.65cm" svg:y2="7.05cm">
          <text:p/>
        </draw:line>
        <draw:line draw:style-name="gr77" draw:text-style-name="P3" draw:layer="layout" svg:x1="9.651cm" svg:y1="6.501cm" svg:x2="9.651cm" svg:y2="8.151cm">
          <text:p/>
        </draw:line>
        <draw:line draw:style-name="gr77" draw:text-style-name="P3" draw:layer="layout" svg:x1="14.5cm" svg:y1="5.85cm" svg:x2="16.5cm" svg:y2="5.85cm">
          <text:p/>
        </draw:line>
        <draw:line draw:style-name="gr77" draw:text-style-name="P3" draw:layer="layout" svg:x1="14.6cm" svg:y1="6.15cm" svg:x2="16.3cm" svg:y2="6.15cm">
          <text:p/>
        </draw:line>
        <draw:line draw:style-name="gr77" draw:text-style-name="P3" draw:layer="layout" svg:x1="16.451cm" svg:y1="5.701cm" svg:x2="16.5cm" svg:y2="8.25cm">
          <text:p/>
        </draw:line>
        <draw:line draw:style-name="gr77" draw:text-style-name="P3" draw:layer="layout" svg:x1="16.149cm" svg:y1="6.301cm" svg:x2="16.152cm" svg:y2="7.951cm">
          <text:p/>
        </draw:line>
        <draw:line draw:style-name="gr77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6" draw:text-style-name="P23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9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7" draw:text-style-name="P3" draw:layer="layout" svg:x1="2.5cm" svg:y1="9.95cm" svg:x2="2.5cm" svg:y2="7.2cm">
          <text:p/>
        </draw:line>
        <draw:line draw:style-name="gr98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7" draw:text-style-name="P3" draw:layer="layout" svg:x1="2.5cm" svg:y1="13.85cm" svg:x2="2.5cm" svg:y2="11.1cm">
          <text:p/>
        </draw:line>
        <draw:line draw:style-name="gr98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7" draw:text-style-name="P3" draw:layer="layout" svg:x1="12.5cm" svg:y1="26.35cm" svg:x2="12.5cm" svg:y2="23.6cm">
          <text:p/>
        </draw:line>
        <draw:line draw:style-name="gr98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7" draw:text-style-name="P3" draw:layer="layout" svg:x1="7.501cm" svg:y1="9.95cm" svg:x2="7.501cm" svg:y2="7.2cm">
          <text:p/>
        </draw:line>
        <draw:line draw:style-name="gr98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7" draw:text-style-name="P3" draw:layer="layout" svg:x1="7.501cm" svg:y1="13.85cm" svg:x2="7.501cm" svg:y2="11.1cm">
          <text:p/>
        </draw:line>
        <draw:line draw:style-name="gr98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7" draw:text-style-name="P3" draw:layer="layout" svg:x1="17.101cm" svg:y1="26.35cm" svg:x2="17.101cm" svg:y2="23.6cm">
          <text:p/>
        </draw:line>
        <draw:line draw:style-name="gr98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7" draw:text-style-name="P3" draw:layer="layout" svg:x1="14.502cm" svg:y1="9.95cm" svg:x2="14.502cm" svg:y2="7.2cm">
          <text:p/>
        </draw:line>
        <draw:line draw:style-name="gr98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7" draw:text-style-name="P3" draw:layer="layout" svg:x1="14.502cm" svg:y1="13.85cm" svg:x2="14.502cm" svg:y2="11.1cm">
          <text:p/>
        </draw:line>
        <draw:line draw:style-name="gr98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7" draw:text-style-name="P3" draw:layer="layout" svg:x1="14.502cm" svg:y1="21.85cm" svg:x2="14.502cm" svg:y2="19.1cm">
          <text:p/>
        </draw:line>
        <draw:line draw:style-name="gr98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7" draw:text-style-name="P3" draw:layer="layout" svg:x1="2.502cm" svg:y1="21.85cm" svg:x2="2.502cm" svg:y2="19.1cm">
          <text:p/>
        </draw:line>
        <draw:line draw:style-name="gr98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7" draw:text-style-name="P3" draw:layer="layout" svg:x1="2.502cm" svg:y1="17.75cm" svg:x2="2.502cm" svg:y2="15cm">
          <text:p/>
        </draw:line>
        <draw:line draw:style-name="gr98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7" draw:text-style-name="P3" draw:layer="layout" svg:x1="9.502cm" svg:y1="21.85cm" svg:x2="9.502cm" svg:y2="19.1cm">
          <text:p/>
        </draw:line>
        <draw:line draw:style-name="gr98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7" draw:text-style-name="P3" draw:layer="layout" svg:x1="12.803cm" svg:y1="17.85cm" svg:x2="12.803cm" svg:y2="15.1cm">
          <text:p/>
        </draw:line>
        <draw:line draw:style-name="gr98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7" draw:text-style-name="P3" draw:layer="layout" svg:x1="17.502cm" svg:y1="4.95cm" svg:x2="17.502cm" svg:y2="2.2cm">
          <text:p/>
        </draw:line>
        <draw:line draw:style-name="gr98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40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9" draw:text-style-name="P41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0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0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42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5"><text:span text:style-name="T33">Homogene varer</text:span></text:p>
              </text:list-item>
              <text:list-item>
                <text:p text:style-name="P25"><text:span text:style-name="T33">Rasjonelle aktører: Maks nytte og profitt</text:span></text:p>
              </text:list-item>
              <text:list-item>
                <text:p text:style-name="P25"><text:span text:style-name="T33">Bruker all relevant informasjon</text:span></text:p>
              </text:list-item>
              <text:list-item>
                <text:p text:style-name="P25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20" draw:text-style-name="P16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2.5cm" svg:y1="16.55cm" svg:x2="3.75cm" svg:y2="16.55cm">
          <text:p/>
        </draw:line>
        <draw:line draw:style-name="gr77" draw:text-style-name="P3" draw:layer="layout" svg:x1="3.65cm" svg:y1="17.7cm" svg:x2="3.65cm" svg:y2="16.45cm">
          <text:p/>
        </draw:line>
        <draw:line draw:style-name="gr77" draw:text-style-name="P3" draw:layer="layout" svg:x1="12.8cm" svg:y1="16.55cm" svg:x2="14.05cm" svg:y2="16.55cm">
          <text:p/>
        </draw:line>
        <draw:line draw:style-name="gr77" draw:text-style-name="P3" draw:layer="layout" svg:x1="13.382cm" svg:y1="17.801cm" svg:x2="13.369cm" svg:y2="16cm">
          <text:p/>
        </draw:line>
        <draw:line draw:style-name="gr77" draw:text-style-name="P3" draw:layer="layout" svg:x1="2.5cm" svg:y1="9.037cm" svg:x2="4.001cm" svg:y2="9.013cm">
          <text:p/>
        </draw:line>
        <draw:line draw:style-name="gr77" draw:text-style-name="P3" draw:layer="layout" svg:x1="2.6cm" svg:y1="12.038cm" svg:x2="4.001cm" svg:y2="12.012cm">
          <text:p/>
        </draw:line>
        <draw:line draw:style-name="gr77" draw:text-style-name="P3" draw:layer="layout" svg:x1="2.5cm" svg:y1="12.85cm" svg:x2="3.25cm" svg:y2="12.85cm">
          <text:p/>
        </draw:line>
        <draw:line draw:style-name="gr77" draw:text-style-name="P3" draw:layer="layout" svg:x1="7.6cm" svg:y1="12.15cm" svg:x2="8.85cm" svg:y2="12.15cm">
          <text:p/>
        </draw:line>
        <draw:line draw:style-name="gr77" draw:text-style-name="P3" draw:layer="layout" svg:x1="7.5cm" svg:y1="12.85cm" svg:x2="8.25cm" svg:y2="12.85cm">
          <text:p/>
        </draw:line>
        <draw:line draw:style-name="gr77" draw:text-style-name="P3" draw:layer="layout" svg:x1="7.5cm" svg:y1="9.05cm" svg:x2="9.25cm" svg:y2="9.05cm">
          <text:p/>
        </draw:line>
        <draw:line draw:style-name="gr77" draw:text-style-name="P3" draw:layer="layout" svg:x1="3.25cm" svg:y1="21.8cm" svg:x2="3.25cm" svg:y2="20.55cm">
          <text:p/>
        </draw:line>
        <draw:line draw:style-name="gr77" draw:text-style-name="P3" draw:layer="layout" svg:x1="2.497cm" svg:y1="21.097cm" svg:x2="3.254cm" svg:y2="21.105cm">
          <text:p/>
        </draw:line>
        <draw:line draw:style-name="gr77" draw:text-style-name="P3" draw:layer="layout" svg:x1="9.5cm" svg:y1="20.034cm" svg:x2="11.251cm" svg:y2="20.015cm">
          <text:p/>
        </draw:line>
        <draw:line draw:style-name="gr77" draw:text-style-name="P3" draw:layer="layout" svg:x1="12.8cm" svg:y1="16.55cm" svg:x2="14.05cm" svg:y2="16.55cm">
          <text:p/>
        </draw:line>
        <draw:line draw:style-name="gr77" draw:text-style-name="P3" draw:layer="layout" svg:x1="10.197cm" svg:y1="21.802cm" svg:x2="10.203cm" svg:y2="19.999cm">
          <text:p/>
        </draw:line>
        <draw:frame draw:style-name="gr15" draw:text-style-name="P40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40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2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7" draw:text-style-name="P3" draw:layer="layout" svg:x1="17.403cm" svg:y1="17.85cm" svg:x2="17.403cm" svg:y2="15.1cm">
          <text:p/>
        </draw:line>
        <draw:line draw:style-name="gr98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20" draw:text-style-name="P16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7.4cm" svg:y1="16.55cm" svg:x2="18.65cm" svg:y2="16.55cm">
          <text:p/>
        </draw:line>
        <draw:line draw:style-name="gr77" draw:text-style-name="P3" draw:layer="layout" svg:x1="18.55cm" svg:y1="17.8cm" svg:x2="18.55cm" svg:y2="16.55cm">
          <text:p/>
        </draw:line>
        <draw:line draw:style-name="gr77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3" draw:text-style-name="P41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4" draw:text-style-name="P41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5" draw:text-style-name="P41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6" draw:text-style-name="P41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7" draw:text-style-name="P3" draw:layer="layout" svg:x1="12.75cm" svg:y1="16.6cm" svg:x2="14.45cm" svg:y2="16.6cm">
          <text:p/>
        </draw:line>
        <draw:line draw:style-name="gr77" draw:text-style-name="P3" draw:layer="layout" svg:x1="17.4cm" svg:y1="16.6cm" svg:x2="19.15cm" svg:y2="16.6cm">
          <text:p/>
        </draw:line>
        <draw:frame draw:style-name="gr107" draw:text-style-name="P22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8" draw:text-style-name="P22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9" draw:text-style-name="P22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7" draw:text-style-name="P3" draw:layer="layout" svg:x1="2.5cm" svg:y1="20cm" svg:x2="3.25cm" svg:y2="20cm">
          <text:p/>
        </draw:line>
        <draw:custom-shape draw:style-name="gr110" draw:text-style-name="P16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1" draw:text-style-name="P3" draw:layer="layout" svg:x1="4.5cm" svg:y1="19.5cm" svg:x2="3.5cm" svg:y2="20.25cm">
          <text:p/>
        </draw:line>
        <draw:frame draw:style-name="gr112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7" draw:text-style-name="P3" draw:layer="layout" svg:x1="14.466cm" svg:y1="17.801cm" svg:x2="14.485cm" svg:y2="16cm">
          <text:p/>
        </draw:line>
        <draw:line draw:style-name="gr77" draw:text-style-name="P3" draw:layer="layout" svg:x1="13.35cm" svg:y1="17.8cm" svg:x2="13.4cm" svg:y2="16cm">
          <text:p/>
        </draw:line>
        <draw:custom-shape draw:style-name="gr20" draw:text-style-name="P16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7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7" draw:text-style-name="P3" draw:layer="layout" svg:x1="1.8cm" svg:y1="25.35cm" svg:x2="3.05cm" svg:y2="25.4cm">
          <text:p/>
        </draw:line>
        <draw:custom-shape draw:style-name="gr113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4" draw:text-style-name="P3" draw:layer="layout" svg:x1="3.4cm" svg:y1="24.05cm" svg:x2="2.45cm" svg:y2="24.75cm">
          <text:p/>
        </draw:line>
        <draw:frame draw:style-name="gr114" draw:text-style-name="P22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7" draw:text-style-name="P3" draw:layer="layout" svg:x1="6.403cm" svg:y1="26.35cm" svg:x2="6.403cm" svg:y2="23.6cm">
          <text:p/>
        </draw:line>
        <draw:line draw:style-name="gr98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5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6" draw:text-style-name="P3" draw:layer="layout" svg:x1="7.7cm" svg:y1="23.75cm" svg:x2="7.201cm" svg:y2="24.65cm">
          <text:p/>
        </draw:line>
        <draw:frame draw:style-name="gr38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7" draw:text-style-name="P3" draw:layer="layout" svg:x1="7.5cm" svg:y1="9.05cm" svg:x2="9.25cm" svg:y2="9.05cm">
          <text:p/>
        </draw:line>
        <draw:line draw:style-name="gr77" draw:text-style-name="P3" draw:layer="layout" svg:x1="2.601cm" svg:y1="8.317cm" svg:x2="3.101cm" svg:y2="8.309cm">
          <text:p/>
        </draw:line>
        <draw:line draw:style-name="gr77" draw:text-style-name="P3" draw:layer="layout" svg:x1="7.5cm" svg:y1="8.277cm" svg:x2="8.5cm" svg:y2="8.267cm">
          <text:p/>
        </draw:line>
        <draw:line draw:style-name="gr77" draw:text-style-name="P3" draw:layer="layout" svg:x1="14.499cm" svg:y1="8.266cm" svg:x2="15cm" svg:y2="8.263cm">
          <text:p/>
        </draw:line>
        <draw:line draw:style-name="gr77" draw:text-style-name="P3" draw:layer="layout" svg:x1="14.5cm" svg:y1="9.028cm" svg:x2="15.751cm" svg:y2="9.022cm">
          <text:p/>
        </draw:line>
        <draw:line draw:style-name="gr77" draw:text-style-name="P3" draw:layer="layout" svg:x1="14.6cm" svg:y1="12.15cm" svg:x2="15.85cm" svg:y2="12.15cm">
          <text:p/>
        </draw:line>
        <draw:line draw:style-name="gr77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7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6" draw:text-style-name="P43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7" draw:text-style-name="P43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4.2cm" svg:y1="24.75cm" svg:x2="3.45cm" svg:y2="26cm">
          <text:p/>
        </draw:line>
        <draw:frame draw:style-name="gr118" draw:text-style-name="P22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4" draw:text-style-name="P3" draw:layer="layout" svg:x1="4.15cm" svg:y1="24.55cm" svg:x2="2.65cm" svg:y2="25.05cm">
          <text:p/>
        </draw:line>
        <draw:custom-shape draw:style-name="gr119" draw:text-style-name="P43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4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8" draw:text-style-name="P3" draw:layer="layout" svg:x1="1.903cm" svg:y1="26.35cm" svg:x2="4.403cm" svg:y2="26.35cm">
          <text:p/>
        </draw:line>
        <draw:line draw:style-name="gr36" draw:text-style-name="P3" draw:layer="layout" svg:x1="9.75cm" svg:y1="24.55cm" svg:x2="7.504cm" svg:y2="24.842cm">
          <text:p/>
        </draw:line>
        <draw:line draw:style-name="gr36" draw:text-style-name="P3" draw:layer="layout" svg:x1="9.7cm" svg:y1="24.75cm" svg:x2="7.7cm" svg:y2="25.5cm">
          <text:p/>
        </draw:line>
        <draw:frame draw:style-name="gr38" draw:text-style-name="P22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8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6" draw:text-style-name="P41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1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1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1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7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2" draw:text-style-name="P22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2" draw:text-style-name="P22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7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7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7" draw:text-style-name="P3" draw:layer="layout" svg:x1="14.5cm" svg:y1="21.034cm" svg:x2="16.251cm" svg:y2="21.015cm">
          <text:p/>
        </draw:line>
        <draw:line draw:style-name="gr77" draw:text-style-name="P3" draw:layer="layout" svg:x1="11.197cm" svg:y1="21.802cm" svg:x2="11.203cm" svg:y2="19.999cm">
          <text:p/>
        </draw:line>
        <draw:line draw:style-name="gr77" draw:text-style-name="P3" draw:layer="layout" svg:x1="15.197cm" svg:y1="21.999cm" svg:x2="15.206cm" svg:y2="20.999cm">
          <text:p/>
        </draw:line>
        <draw:line draw:style-name="gr77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3" draw:text-style-name="P3" draw:layer="layout" svg:x1="2.55cm" svg:y1="20cm" svg:x2="2.55cm" svg:y2="21cm">
          <text:p/>
        </draw:line>
        <draw:frame draw:style-name="gr112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1" draw:text-style-name="P3" draw:layer="layout" svg:x1="2cm" svg:y1="20.5cm" svg:x2="2.4cm" svg:y2="20.55cm">
          <text:p/>
        </draw:line>
        <draw:frame draw:style-name="gr43" draw:text-style-name="P23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9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7" draw:text-style-name="P3" draw:layer="layout" svg:x1="17.503cm" svg:y1="4.95cm" svg:x2="17.503cm" svg:y2="2.2cm">
          <text:p/>
        </draw:line>
        <draw:line draw:style-name="gr98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40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9" draw:text-style-name="P41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20" draw:text-style-name="P16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0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40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2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3" draw:text-style-name="P41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9" draw:text-style-name="P41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9" draw:text-style-name="P41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4" draw:text-style-name="P41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7" draw:text-style-name="P3" draw:layer="layout" svg:x1="2.301cm" svg:y1="10.05cm" svg:x2="2.301cm" svg:y2="7.3cm">
          <text:p/>
        </draw:line>
        <draw:line draw:style-name="gr98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7" draw:text-style-name="P3" draw:layer="layout" svg:x1="2.301cm" svg:y1="13.95cm" svg:x2="2.301cm" svg:y2="11.2cm">
          <text:p/>
        </draw:line>
        <draw:line draw:style-name="gr98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7" draw:text-style-name="P3" draw:layer="layout" svg:x1="7.302cm" svg:y1="10.05cm" svg:x2="7.302cm" svg:y2="7.3cm">
          <text:p/>
        </draw:line>
        <draw:line draw:style-name="gr98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7" draw:text-style-name="P3" draw:layer="layout" svg:x1="14.303cm" svg:y1="10.05cm" svg:x2="14.303cm" svg:y2="7.3cm">
          <text:p/>
        </draw:line>
        <draw:line draw:style-name="gr98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7" draw:text-style-name="P3" draw:layer="layout" svg:x1="14.303cm" svg:y1="13.95cm" svg:x2="14.303cm" svg:y2="11.2cm">
          <text:p/>
        </draw:line>
        <draw:line draw:style-name="gr98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0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7" draw:text-style-name="P3" draw:layer="layout" svg:x1="2.301cm" svg:y1="8.85cm" svg:x2="3.551cm" svg:y2="8.85cm">
          <text:p/>
        </draw:line>
        <draw:line draw:style-name="gr77" draw:text-style-name="P3" draw:layer="layout" svg:x1="2.301cm" svg:y1="9.55cm" svg:x2="4.051cm" svg:y2="9.55cm">
          <text:p/>
        </draw:line>
        <draw:line draw:style-name="gr77" draw:text-style-name="P3" draw:layer="layout" svg:x1="2.401cm" svg:y1="12.25cm" svg:x2="3.651cm" svg:y2="12.25cm">
          <text:p/>
        </draw:line>
        <draw:line draw:style-name="gr77" draw:text-style-name="P3" draw:layer="layout" svg:x1="2.301cm" svg:y1="12.95cm" svg:x2="3.051cm" svg:y2="12.95cm">
          <text:p/>
        </draw:line>
        <draw:line draw:style-name="gr77" draw:text-style-name="P3" draw:layer="layout" svg:x1="7.301cm" svg:y1="8.75cm" svg:x2="8.551cm" svg:y2="8.75cm">
          <text:p/>
        </draw:line>
        <draw:line draw:style-name="gr77" draw:text-style-name="P3" draw:layer="layout" svg:x1="7.301cm" svg:y1="9.15cm" svg:x2="9.051cm" svg:y2="9.15cm">
          <text:p/>
        </draw:line>
        <draw:line draw:style-name="gr77" draw:text-style-name="P3" draw:layer="layout" svg:x1="14.401cm" svg:y1="8.75cm" svg:x2="15.651cm" svg:y2="8.75cm">
          <text:p/>
        </draw:line>
        <draw:line draw:style-name="gr77" draw:text-style-name="P3" draw:layer="layout" svg:x1="14.401cm" svg:y1="9.45cm" svg:x2="16.151cm" svg:y2="9.45cm">
          <text:p/>
        </draw:line>
        <draw:line draw:style-name="gr77" draw:text-style-name="P3" draw:layer="layout" svg:x1="14.298cm" svg:y1="12.075cm" svg:x2="16.004cm" svg:y2="12.075cm">
          <text:p/>
        </draw:line>
        <draw:line draw:style-name="gr77" draw:text-style-name="P3" draw:layer="layout" svg:x1="14.249cm" svg:y1="13.021cm" svg:x2="15.057cm" svg:y2="13.029cm">
          <text:p/>
        </draw:line>
        <draw:frame draw:style-name="gr125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4" draw:text-style-name="P3" draw:layer="layout" svg:x1="16.201cm" svg:y1="7.75cm" svg:x2="15.451cm" svg:y2="8.5cm">
          <text:p/>
        </draw:line>
        <draw:frame draw:style-name="gr118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6" draw:text-style-name="P3" draw:layer="layout" svg:x1="16.551cm" svg:y1="13.1cm" svg:x2="15.801cm" svg:y2="12.45cm">
          <text:p/>
        </draw:line>
        <draw:frame draw:style-name="gr38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6" draw:text-style-name="P3" draw:layer="layout" svg:x1="3.039cm" svg:y1="23.558cm" svg:x2="9.296cm" svg:y2="23.558cm">
          <text:p/>
        </draw:line>
        <draw:line draw:style-name="gr12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8" draw:text-style-name="P45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9" draw:text-style-name="P46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1" draw:text-style-name="P3" draw:layer="layout" svg:x1="4.493cm" svg:y1="23.557cm" svg:x2="4.493cm" svg:y2="20.484cm">
          <text:p/>
        </draw:line>
        <draw:custom-shape draw:style-name="gr132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3" draw:layer="layout" svg:x1="12.039cm" svg:y1="23.759cm" svg:x2="18.296cm" svg:y2="23.759cm">
          <text:p/>
        </draw:line>
        <draw:line draw:style-name="gr12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9" draw:text-style-name="P46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3" draw:text-style-name="P47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0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3" draw:text-style-name="P48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3" draw:text-style-name="P47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5"><text:span text:style-name="T37">Redusert SO (dødvektstap)</text:span></text:p>
              </text:list-item>
              <text:list-item>
                <text:p text:style-name="P25"><text:span text:style-name="T37">Omfordeling</text:span></text:p>
                <text:list>
                  <text:list-item>
                    <text:p text:style-name="P25"><text:span text:style-name="T37">Fra Konsument(KO)</text:span></text:p>
                  </text:list-item>
                  <text:list-item>
                    <text:p text:style-name="P25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1" draw:text-style-name="P3" draw:layer="layout" svg:x1="13.493cm" svg:y1="23.757cm" svg:x2="13.493cm" svg:y2="20.684cm">
          <text:p/>
        </draw:line>
        <draw:line draw:style-name="gr130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8" draw:text-style-name="P45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8" draw:text-style-name="P45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8" draw:text-style-name="P45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4" draw:text-style-name="P45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8" draw:text-style-name="P45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2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5" draw:text-style-name="P3" draw:layer="layout" svg:x1="17cm" svg:y1="15.5cm" svg:x2="15.05cm" svg:y2="15.95cm">
          <text:p/>
        </draw:line>
        <draw:line draw:style-name="gr135" draw:text-style-name="P3" draw:layer="layout" svg:x1="17.5cm" svg:y1="17cm" svg:x2="15.05cm" svg:y2="16.489cm">
          <text:p/>
        </draw:line>
        <draw:line draw:style-name="gr135" draw:text-style-name="P3" draw:layer="layout" svg:x1="11cm" svg:y1="17.25cm" svg:x2="12.25cm" svg:y2="17.047cm">
          <text:p/>
        </draw:line>
        <draw:frame draw:style-name="gr136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8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7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8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0" draw:text-style-name="P3" draw:layer="layout" svg:x1="12.039cm" svg:y1="21.536cm" svg:x2="13.603cm" svg:y2="21.536cm">
          <text:p/>
        </draw:line>
        <draw:frame draw:style-name="gr138" draw:text-style-name="P22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9" draw:text-style-name="P49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5"><text:span text:style-name="T41">Høyere omsetning (+)</text:span></text:p>
                  </text:list-item>
                  <text:list-item>
                    <text:p text:style-name="P25"><text:span text:style-name="T41">Tidligere enheter blir solg til en lavere pri</text:span></text:p>
                    <text:p text:style-name="P25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0" draw:text-style-name="P22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1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2" draw:text-style-name="P3" draw:layer="layout" svg:x1="15.75cm" svg:y1="21.45cm" svg:x2="13.75cm" svg:y2="21cm">
          <text:p/>
        </draw:line>
        <draw:custom-shape draw:style-name="gr110" draw:text-style-name="P16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0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3" draw:text-style-name="P23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9" draw:text-style-name="P23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9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7" draw:text-style-name="P3" draw:layer="layout" svg:x1="17.502cm" svg:y1="4.951cm" svg:x2="17.502cm" svg:y2="2.201cm">
          <text:p/>
        </draw:line>
        <draw:line draw:style-name="gr98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40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3" draw:text-style-name="P41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6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0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40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5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6" draw:text-style-name="P41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7" draw:text-style-name="P41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7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8" draw:text-style-name="P41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9" draw:text-style-name="P50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9" draw:text-style-name="P50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9" draw:text-style-name="P50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50" draw:text-style-name="P51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1" draw:text-style-name="P3" draw:layer="layout" svg:x1="20.25cm" svg:y1="23.5cm" svg:x2="19.75cm" svg:y2="25.5cm">
          <text:p/>
        </draw:line>
        <draw:line draw:style-name="gr152" draw:text-style-name="P52" draw:layer="layout" svg:x1="16.5cm" svg:y1="22.75cm" svg:x2="16.253cm" svg:y2="25.6cm">
          <text:p/>
        </draw:line>
        <draw:frame draw:style-name="gr153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4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5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6" draw:text-style-name="P51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5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5.749cm" svg:y1="25.635cm" svg:x2="19.251cm" svg:y2="25.614cm">
          <text:p/>
        </draw:line>
        <draw:frame draw:style-name="gr157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7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8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6" draw:text-style-name="P53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9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60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1" draw:text-style-name="P3" draw:layer="layout" svg:x1="17.5cm" svg:y1="23.5cm" svg:x2="16.899cm" svg:y2="25.512cm">
          <text:p/>
        </draw:line>
        <draw:line draw:style-name="gr151" draw:text-style-name="P3" draw:layer="layout" svg:x1="18.5cm" svg:y1="24cm" svg:x2="17.471cm" svg:y2="25.512cm">
          <text:p/>
        </draw:line>
        <draw:line draw:style-name="gr97" draw:text-style-name="P3" draw:layer="layout" svg:x1="2.652cm" svg:y1="20.751cm" svg:x2="2.656cm" svg:y2="17.352cm">
          <text:p/>
        </draw:line>
        <draw:line draw:style-name="gr98" draw:text-style-name="P3" draw:layer="layout" svg:x1="2.55cm" svg:y1="20.723cm" svg:x2="6.4cm" svg:y2="20.772cm">
          <text:p/>
        </draw:line>
        <draw:line draw:style-name="gr97" draw:text-style-name="P3" draw:layer="layout" svg:x1="14.427cm" svg:y1="20.824cm" svg:x2="14.431cm" svg:y2="17.425cm">
          <text:p/>
        </draw:line>
        <draw:line draw:style-name="gr98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7" draw:text-style-name="P3" draw:layer="layout" svg:x1="2.727cm" svg:y1="26.325cm" svg:x2="2.731cm" svg:y2="22.926cm">
          <text:p/>
        </draw:line>
        <draw:line draw:style-name="gr98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1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60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60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2" draw:text-style-name="P54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7" draw:text-style-name="P3" draw:layer="layout" svg:x1="2.801cm" svg:y1="24.439cm" svg:x2="3.95cm" svg:y2="24.5cm">
          <text:p/>
        </draw:line>
        <draw:line draw:style-name="gr77" draw:text-style-name="P3" draw:layer="layout" svg:x1="2.801cm" svg:y1="24.46cm" svg:x2="3.951cm" svg:y2="24.481cm">
          <text:p/>
        </draw:line>
        <draw:line draw:style-name="gr77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50" draw:text-style-name="P51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7" draw:text-style-name="P3" draw:layer="layout" svg:x1="8.727cm" svg:y1="26.326cm" svg:x2="8.731cm" svg:y2="22.927cm">
          <text:p/>
        </draw:line>
        <draw:line draw:style-name="gr98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7" draw:text-style-name="P3" draw:layer="layout" svg:x1="8.792cm" svg:y1="24.927cm" svg:x2="9.261cm" svg:y2="24.935cm">
          <text:p/>
        </draw:line>
        <draw:line draw:style-name="gr77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3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4" draw:text-style-name="P3" draw:layer="layout" svg:x1="4.75cm" svg:y1="18.7cm" svg:x2="3.75cm" svg:y2="19.7cm">
          <text:p/>
        </draw:line>
        <draw:frame draw:style-name="gr150" draw:text-style-name="P51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7" draw:text-style-name="P3" draw:layer="layout" svg:x1="8.752cm" svg:y1="20.751cm" svg:x2="8.756cm" svg:y2="17.352cm">
          <text:p/>
        </draw:line>
        <draw:line draw:style-name="gr98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4" draw:text-style-name="P3" draw:layer="layout" svg:x1="11.45cm" svg:y1="18.8cm" svg:x2="10.45cm" svg:y2="19.8cm">
          <text:p/>
        </draw:line>
        <draw:line draw:style-name="gr165" draw:text-style-name="P3" draw:layer="layout" svg:x1="10.305cm" svg:y1="20.754cm" svg:x2="10.297cm" svg:y2="19.997cm">
          <text:p/>
        </draw:line>
        <draw:frame draw:style-name="gr150" draw:text-style-name="P51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7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30" draw:text-style-name="P3" draw:layer="layout" svg:x1="14.5cm" svg:y1="19.05cm" svg:x2="17.75cm" svg:y2="19.05cm">
          <text:p/>
        </draw:line>
        <draw:line draw:style-name="gr130" draw:text-style-name="P3" draw:layer="layout" svg:x1="14.5cm" svg:y1="19.65cm" svg:x2="17.75cm" svg:y2="19.65cm">
          <text:p/>
        </draw:line>
        <draw:line draw:style-name="gr166" draw:text-style-name="P3" draw:layer="layout" svg:x1="16.724cm" svg:y1="18.998cm" svg:x2="16.723cm" svg:y2="19.352cm">
          <text:p/>
        </draw:line>
        <draw:line draw:style-name="gr166" draw:text-style-name="P3" draw:layer="layout" svg:x1="15.325cm" svg:y1="18.998cm" svg:x2="15.324cm" svg:y2="19.352cm">
          <text:p/>
        </draw:line>
        <draw:line draw:style-name="gr166" draw:text-style-name="P3" draw:layer="layout" svg:x1="15.35cm" svg:y1="19.65cm" svg:x2="15.35cm" svg:y2="19.4cm">
          <text:p/>
        </draw:line>
        <draw:line draw:style-name="gr166" draw:text-style-name="P3" draw:layer="layout" svg:x1="16.725cm" svg:y1="18.998cm" svg:x2="16.724cm" svg:y2="19.352cm">
          <text:p/>
        </draw:line>
        <draw:line draw:style-name="gr166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7" draw:text-style-name="P54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1" draw:text-style-name="P3" draw:layer="layout" svg:x1="14.25cm" svg:y1="23.54cm" svg:x2="16.451cm" svg:y2="24.04cm">
          <text:p/>
        </draw:line>
        <draw:frame draw:style-name="gr163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7" draw:text-style-name="P3" draw:layer="layout" svg:x1="2.75cm" svg:y1="19.214cm" svg:x2="3.5cm" svg:y2="19.25cm">
          <text:p/>
        </draw:line>
        <draw:line draw:style-name="gr77" draw:text-style-name="P3" draw:layer="layout" svg:x1="3.45cm" svg:y1="19.314cm" svg:x2="3.45cm" svg:y2="19.6cm">
          <text:p/>
        </draw:line>
        <draw:line draw:style-name="gr77" draw:text-style-name="P3" draw:layer="layout" svg:x1="3.441cm" svg:y1="19.56cm" svg:x2="3.762cm" svg:y2="19.555cm">
          <text:p/>
        </draw:line>
        <draw:line draw:style-name="gr77" draw:text-style-name="P3" draw:layer="layout" svg:x1="3.701cm" svg:y1="19.488cm" svg:x2="3.699cm" svg:y2="19.712cm">
          <text:p/>
        </draw:line>
        <draw:line draw:style-name="gr165" draw:text-style-name="P3" draw:layer="layout" svg:x1="4.205cm" svg:y1="20.755cm" svg:x2="4.197cm" svg:y2="19.998cm">
          <text:p/>
        </draw:line>
        <draw:line draw:style-name="gr77" draw:text-style-name="P3" draw:layer="layout" svg:x1="3.841cm" svg:y1="20.06cm" svg:x2="4.162cm" svg:y2="20.055cm">
          <text:p/>
        </draw:line>
        <draw:line draw:style-name="gr77" draw:text-style-name="P3" draw:layer="layout" svg:x1="3.901cm" svg:y1="19.888cm" svg:x2="3.899cm" svg:y2="20.112cm">
          <text:p/>
        </draw:line>
        <draw:line draw:style-name="gr77" draw:text-style-name="P3" draw:layer="layout" svg:x1="3.739cm" svg:y1="19.803cm" svg:x2="3.975cm" svg:y2="19.805cm">
          <text:p/>
        </draw:line>
        <draw:line draw:style-name="gr77" draw:text-style-name="P3" draw:layer="layout" svg:x1="2.749cm" svg:y1="19.788cm" svg:x2="3.751cm" svg:y2="19.776cm">
          <text:p/>
        </draw:line>
        <draw:line draw:style-name="gr165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8" draw:text-style-name="P41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6" draw:text-style-name="P51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9" draw:text-style-name="P51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1" draw:text-style-name="P3" draw:layer="layout" svg:x1="14.8cm" svg:y1="8.4cm" svg:x2="8.197cm" svg:y2="14.412cm">
          <text:p/>
        </draw:line>
        <draw:line draw:style-name="gr151" draw:text-style-name="P3" draw:layer="layout" svg:x1="18.717cm" svg:y1="10.777cm" svg:x2="15.159cm" svg:y2="14.412cm">
          <text:p/>
        </draw:line>
        <draw:line draw:style-name="gr152" draw:text-style-name="P52" draw:layer="layout" svg:x1="14.25cm" svg:y1="7.857cm" svg:x2="7.352cm" svg:y2="14.4cm">
          <text:p/>
        </draw:line>
        <draw:frame draw:style-name="gr156" draw:text-style-name="P51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6" draw:text-style-name="P51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6" draw:text-style-name="P51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70" draw:text-style-name="P46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6" draw:text-style-name="P51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1" draw:text-style-name="P3" draw:layer="layout" svg:x1="15.601cm" svg:y1="8.4cm" svg:x2="8.998cm" svg:y2="14.412cm">
          <text:p/>
        </draw:line>
        <draw:frame draw:style-name="gr171" draw:text-style-name="P46" draw:layer="layout" svg:width="2.492cm" svg:height="0.489cm" svg:x="13.701cm" svg:y="7.201cm">
          <draw:text-box>
            <text:p>Monopol (kapittel 10)</text:p>
          </draw:text-box>
        </draw:frame>
        <draw:frame draw:style-name="gr172" draw:text-style-name="P46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3" draw:text-style-name="P46" draw:layer="layout" svg:width="2.678cm" svg:height="0.489cm" svg:x="15.002cm" svg:y="8.202cm">
          <draw:text-box>
            <text:p>Oligopol (ikke pensum)</text:p>
          </draw:text-box>
        </draw:frame>
        <draw:custom-shape draw:style-name="gr155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95cm" svg:y1="13.75cm" svg:x2="14.25cm" svg:y2="13.85cm">
          <text:p/>
        </draw:line>
        <draw:line draw:style-name="gr27" draw:text-style-name="P3" draw:layer="layout" svg:x1="10.5cm" svg:y1="13.85cm" svg:x2="10.5cm" svg:y2="10.6cm">
          <text:p/>
        </draw:line>
        <draw:frame draw:style-name="gr174" draw:text-style-name="P46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4" draw:text-style-name="P46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1" draw:text-style-name="P3" draw:layer="layout" svg:x1="5.25cm" svg:y1="13.6cm" svg:x2="8.75cm" svg:y2="11.6cm">
          <text:p/>
        </draw:line>
        <draw:line draw:style-name="gr151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3" draw:text-style-name="P23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5" draw:text-style-name="P41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5" draw:text-style-name="P41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5" draw:text-style-name="P41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7" draw:text-style-name="P3" draw:layer="layout" svg:x1="2.708cm" svg:y1="13.74cm" svg:x2="8.207cm" svg:y2="13.74cm">
          <text:p/>
        </draw:line>
        <draw:custom-shape draw:style-name="gr17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7" draw:text-style-name="P55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8" draw:text-style-name="P41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9" draw:text-style-name="P51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80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1" draw:text-style-name="P51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2" draw:text-style-name="P51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9" draw:text-style-name="P51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3" draw:text-style-name="P51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4" draw:text-style-name="P51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5" draw:text-style-name="P51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6" draw:text-style-name="P51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7" draw:text-style-name="P51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8" draw:text-style-name="P51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6" draw:text-style-name="P3" draw:layer="layout" svg:x1="14.385cm" svg:y1="26.305cm" svg:x2="19.659cm" svg:y2="26.373cm">
          <text:p/>
        </draw:line>
        <draw:line draw:style-name="gr127" draw:text-style-name="P3" draw:layer="layout" svg:x1="14.361cm" svg:y1="26.375cm" svg:x2="14.31cm" svg:y2="22.282cm">
          <text:p/>
        </draw:line>
        <draw:frame draw:style-name="gr189" draw:text-style-name="P46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1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90" draw:text-style-name="P56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90" draw:text-style-name="P56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90" draw:text-style-name="P56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5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3" draw:layer="layout" svg:x1="7.986cm" svg:y1="26.306cm" svg:x2="13.26cm" svg:y2="26.374cm">
          <text:p/>
        </draw:line>
        <draw:line draw:style-name="gr127" draw:text-style-name="P3" draw:layer="layout" svg:x1="7.962cm" svg:y1="26.376cm" svg:x2="7.911cm" svg:y2="22.283cm">
          <text:p/>
        </draw:line>
        <draw:frame draw:style-name="gr189" draw:text-style-name="P46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1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90" draw:text-style-name="P56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90" draw:text-style-name="P56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5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3" draw:layer="layout" svg:x1="2.086cm" svg:y1="26.306cm" svg:x2="7.36cm" svg:y2="26.374cm">
          <text:p/>
        </draw:line>
        <draw:line draw:style-name="gr127" draw:text-style-name="P3" draw:layer="layout" svg:x1="2.062cm" svg:y1="26.376cm" svg:x2="2.011cm" svg:y2="22.283cm">
          <text:p/>
        </draw:line>
        <draw:frame draw:style-name="gr189" draw:text-style-name="P46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1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90" draw:text-style-name="P56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90" draw:text-style-name="P56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5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cm" svg:y1="24.485cm" svg:x2="9.801cm" svg:y2="24.466cm">
          <text:p/>
        </draw:line>
        <draw:frame draw:style-name="gr190" draw:text-style-name="P56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90" draw:text-style-name="P56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7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1" draw:text-style-name="P51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8" draw:text-style-name="P41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7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2" draw:text-style-name="P26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50" draw:text-style-name="P26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3" draw:text-style-name="P26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7" draw:text-style-name="P3" draw:layer="layout" svg:x1="17.648cm" svg:y1="5.24cm" svg:x2="17.648cm" svg:y2="2.49cm">
          <text:p/>
        </draw:line>
        <draw:line draw:style-name="gr98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40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4" draw:text-style-name="P16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0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40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5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7" draw:text-style-name="P3" draw:layer="layout" svg:x1="17.648cm" svg:y1="5.24cm" svg:x2="17.648cm" svg:y2="2.49cm">
          <text:p/>
        </draw:line>
        <draw:line draw:style-name="gr98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40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4" draw:text-style-name="P16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6" draw:text-style-name="P47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7" draw:text-style-name="P51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9" draw:text-style-name="P23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8" draw:text-style-name="P57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6" draw:text-style-name="P3" draw:layer="layout" svg:x1="3.028cm" svg:y1="14.061cm" svg:x2="7.046cm" svg:y2="14.061cm">
          <text:p/>
        </draw:line>
        <draw:line draw:style-name="gr12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9" draw:text-style-name="P46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1" draw:text-style-name="P3" draw:layer="layout" svg:x1="3.961cm" svg:y1="14.059cm" svg:x2="3.961cm" svg:y2="12.131cm">
          <text:p/>
        </draw:line>
        <draw:line draw:style-name="gr130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200" draw:text-style-name="P45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1" draw:text-style-name="P45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2" draw:text-style-name="P45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0" draw:text-style-name="P3" draw:layer="layout" svg:x1="3.028cm" svg:y1="12.666cm" svg:x2="4.032cm" svg:y2="12.666cm">
          <text:p/>
        </draw:line>
        <draw:frame draw:style-name="gr203" draw:text-style-name="P58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2" draw:text-style-name="P3" draw:layer="layout" svg:x1="5.41cm" svg:y1="12.612cm" svg:x2="4.126cm" svg:y2="12.33cm">
          <text:p/>
        </draw:line>
        <draw:custom-shape draw:style-name="gr20" draw:text-style-name="P16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0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1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7" draw:text-style-name="P51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7" draw:text-style-name="P51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7" draw:text-style-name="P51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7" draw:text-style-name="P51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7" draw:text-style-name="P51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4" draw:text-style-name="P3" draw:layer="layout" svg:x1="8.5cm" svg:y1="14.65cm" svg:x2="14cm" svg:y2="14.65cm">
          <text:p/>
        </draw:line>
        <draw:line draw:style-name="gr205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6" draw:text-style-name="P59" draw:layer="layout" svg:x1="10cm" svg:y1="14.5cm" svg:x2="10.081cm" svg:y2="13.24cm">
          <text:p text:style-name="P10"><text:span text:style-name="T1">c</text:span></text:p>
        </draw:line>
        <draw:line draw:style-name="gr206" draw:text-style-name="P59" draw:layer="layout" svg:x1="8.329cm" svg:y1="13.253cm" svg:x2="10cm" svg:y2="13.25cm">
          <text:p text:style-name="P10"><text:span text:style-name="T1">c</text:span></text:p>
        </draw:line>
        <draw:frame draw:style-name="gr207" draw:text-style-name="P60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1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4" draw:text-style-name="P3" draw:layer="layout" svg:x1="8.5cm" svg:y1="20.55cm" svg:x2="14cm" svg:y2="20.55cm">
          <text:p/>
        </draw:line>
        <draw:line draw:style-name="gr205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7.9cm" svg:y1="19.8cm" svg:x2="12.4cm" svg:y2="16.3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6" draw:text-style-name="P59" draw:layer="layout" svg:x1="9.5cm" svg:y1="20.4cm" svg:x2="9.5cm" svg:y2="18.75cm">
          <text:p text:style-name="P10"><text:span text:style-name="T1">c</text:span></text:p>
        </draw:line>
        <draw:line draw:style-name="gr206" draw:text-style-name="P59" draw:layer="layout" svg:x1="8.329cm" svg:y1="18.553cm" svg:x2="9.5cm" svg:y2="18.55cm">
          <text:p text:style-name="P10"><text:span text:style-name="T1">c</text:span></text:p>
        </draw:line>
        <draw:frame draw:style-name="gr207" draw:text-style-name="P60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8" draw:text-style-name="P57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4" draw:text-style-name="P3" draw:layer="layout" svg:x1="8.5cm" svg:y1="26.125cm" svg:x2="14cm" svg:y2="26.125cm">
          <text:p/>
        </draw:line>
        <draw:line draw:style-name="gr205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8" draw:text-style-name="P59" draw:layer="layout" svg:x1="9.5cm" svg:y1="26.075cm" svg:x2="9.5cm" svg:y2="22.65cm">
          <text:p text:style-name="P10"><text:span text:style-name="T1">c</text:span></text:p>
        </draw:line>
        <draw:line draw:style-name="gr206" draw:text-style-name="P59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9" draw:text-style-name="P61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10" draw:text-style-name="P61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50" draw:text-style-name="P26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50" draw:text-style-name="P26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1" draw:text-style-name="P3" draw:layer="layout" svg:x1="15cm" svg:y1="18.55cm" svg:x2="17.25cm" svg:y2="18.55cm">
          <text:p/>
        </draw:line>
        <draw:line draw:style-name="gr212" draw:text-style-name="P3" draw:layer="layout" svg:x1="15cm" svg:y1="18.55cm" svg:x2="15cm" svg:y2="17.05cm">
          <text:p/>
        </draw:line>
        <draw:line draw:style-name="gr211" draw:text-style-name="P3" draw:layer="layout" svg:x1="14.925cm" svg:y1="20.925cm" svg:x2="17.175cm" svg:y2="20.925cm">
          <text:p/>
        </draw:line>
        <draw:line draw:style-name="gr212" draw:text-style-name="P3" draw:layer="layout" svg:x1="14.925cm" svg:y1="20.925cm" svg:x2="14.925cm" svg:y2="19.425cm">
          <text:p/>
        </draw:line>
        <draw:line draw:style-name="gr211" draw:text-style-name="P3" draw:layer="layout" svg:x1="14.925cm" svg:y1="23.125cm" svg:x2="17.175cm" svg:y2="23.125cm">
          <text:p/>
        </draw:line>
        <draw:line draw:style-name="gr212" draw:text-style-name="P3" draw:layer="layout" svg:x1="14.925cm" svg:y1="23.125cm" svg:x2="14.925cm" svg:y2="21.625cm">
          <text:p/>
        </draw:line>
        <draw:custom-shape draw:style-name="gr213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75cm" svg:y="22.2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7" draw:text-style-name="P60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7" draw:text-style-name="P60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7" draw:text-style-name="P60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7" draw:text-style-name="P60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4" draw:text-style-name="P26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5" draw:text-style-name="P10" draw:layer="layout" svg:width="0.5cm" svg:height="0.35cm" svg:x="15.65cm" svg:y="20.2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3" draw:text-style-name="P23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6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565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7" draw:text-style-name="P24" draw:layer="layout" svg:width="6.695cm" svg:height="0.895cm" svg:x="11.405cm" svg:y="1.105cm">
          <draw:text-box>
            <text:p><text:span text:style-name="T18">Budsjettbetingelsen</text:span></text:p>
          </draw:text-box>
        </draw:frame>
        <draw:frame draw:style-name="gr44" draw:text-style-name="P24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4" draw:text-style-name="P24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4" draw:text-style-name="P24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7" draw:text-style-name="P3" draw:layer="layout" svg:x1="11.8cm" svg:y1="5.238cm" svg:x2="13.045cm" svg:y2="5.213cm">
          <text:p/>
        </draw:line>
        <draw:line draw:style-name="gr77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7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562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565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7" draw:text-style-name="P3" draw:layer="layout" svg:x1="3.4cm" svg:y1="11.501cm" svg:x2="4.05cm" svg:y2="11.516cm">
          <text:p/>
        </draw:line>
        <draw:line draw:style-name="gr77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5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559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565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7" draw:text-style-name="P3" draw:layer="layout" svg:x1="12.098cm" svg:y1="12.558cm" svg:x2="13.751cm" svg:y2="12.543cm">
          <text:p/>
        </draw:line>
        <draw:line draw:style-name="gr77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562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559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5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8" draw:text-style-name="P51" draw:layer="layout" svg:width="7.005cm" svg:height="1cm" svg:x="3cm" svg:y="8cm">
          <draw:text-box>
            <text:p><text:span text:style-name="T50">Tålmodig husholdning (sparer)</text:span></text:p>
          </draw:text-box>
        </draw:frame>
        <draw:frame draw:style-name="gr219" draw:text-style-name="P51" draw:layer="layout" svg:width="7.005cm" svg:height="0.748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565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7" draw:text-style-name="P3" draw:layer="layout" svg:x1="3.4cm" svg:y1="17.701cm" svg:x2="4.05cm" svg:y2="17.716cm">
          <text:p/>
        </draw:line>
        <draw:line draw:style-name="gr77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5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4" draw:text-style-name="P24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565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7" draw:text-style-name="P3" draw:layer="layout" svg:x1="12.098cm" svg:y1="18.758cm" svg:x2="13.751cm" svg:y2="18.743cm">
          <text:p/>
        </draw:line>
        <draw:line draw:style-name="gr77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562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5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5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5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565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7" draw:text-style-name="P3" draw:layer="layout" svg:x1="3.4cm" svg:y1="23.901cm" svg:x2="4.05cm" svg:y2="23.916cm">
          <text:p/>
        </draw:line>
        <draw:line draw:style-name="gr77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5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565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7" draw:text-style-name="P3" draw:layer="layout" svg:x1="12.098cm" svg:y1="24.958cm" svg:x2="13.751cm" svg:y2="24.943cm">
          <text:p/>
        </draw:line>
        <draw:line draw:style-name="gr77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562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5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45cm" svg:y1="24.15cm" svg:x2="5.2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5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7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5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20" draw:text-style-name="P51" draw:layer="layout" svg:width="7.005cm" svg:height="1.346cm" svg:x="2.995cm" svg:y="21.204cm">
          <draw:text-box>
            <text:p><text:span text:style-name="T50">For periode 1</text:span></text:p>
          </draw:text-box>
        </draw:frame>
        <draw:frame draw:style-name="gr221" draw:text-style-name="P51" draw:layer="layout" svg:width="7.005cm" svg:height="0.595cm" svg:x="11.75cm" svg:y="21.2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562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565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9" draw:text-style-name="P3" draw:layer="layout" svg:x1="2.2cm" svg:y1="17.601cm" svg:x2="2.2cm" svg:y2="16.601cm">
          <text:p/>
        </draw:line>
        <draw:line draw:style-name="gr29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2" draw:text-style-name="P51" draw:layer="layout" svg:width="7.005cm" svg:height="0.594cm" svg:x="3.001cm" svg:y="14.501cm">
          <draw:text-box>
            <text:p><text:span text:style-name="T50">Tålmodig husholdning (sparer)</text:span></text:p>
          </draw:text-box>
        </draw:frame>
        <draw:frame draw:style-name="gr222" draw:text-style-name="P51" draw:layer="layout" svg:width="7.005cm" svg:height="0.594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3" draw:text-style-name="P62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62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4" draw:text-style-name="P62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62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6" draw:text-style-name="P26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6" draw:text-style-name="P26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7" draw:text-style-name="P26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0.457cm" svg:y="5.9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8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5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1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41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8" draw:text-style-name="P41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7" draw:text-style-name="P3" draw:layer="layout" svg:x1="2.75cm" svg:y1="6.52cm" svg:x2="8cm" svg:y2="6.5cm">
          <text:p/>
        </draw:line>
        <draw:line draw:style-name="gr77" draw:text-style-name="P3" draw:layer="layout" svg:x1="9.3cm" svg:y1="6.551cm" svg:x2="12cm" svg:y2="6.5cm">
          <text:p/>
        </draw:line>
        <draw:line draw:style-name="gr77" draw:text-style-name="P3" draw:layer="layout" svg:x1="15.75cm" svg:y1="6.65cm" svg:x2="18.1cm" svg:y2="6.601cm">
          <text:p/>
        </draw:line>
        <draw:line draw:style-name="gr77" draw:text-style-name="P3" draw:layer="layout" svg:x1="2.75cm" svg:y1="14.5cm" svg:x2="7.75cm" svg:y2="14.5cm">
          <text:p/>
        </draw:line>
        <draw:line draw:style-name="gr77" draw:text-style-name="P3" draw:layer="layout" svg:x1="9.3cm" svg:y1="6.552cm" svg:x2="14.5cm" svg:y2="6.5cm">
          <text:p/>
        </draw:line>
        <draw:line draw:style-name="gr77" draw:text-style-name="P3" draw:layer="layout" svg:x1="4.992cm" svg:y1="17.253cm" svg:x2="5.059cm" svg:y2="11.997cm">
          <text:p/>
        </draw:line>
        <draw:line draw:style-name="gr77" draw:text-style-name="P3" draw:layer="layout" svg:x1="12cm" svg:y1="17.35cm" svg:x2="12cm" svg:y2="11.85cm">
          <text:p/>
        </draw:line>
        <draw:line draw:style-name="gr77" draw:text-style-name="P3" draw:layer="layout" svg:x1="18.1cm" svg:y1="9.301cm" svg:x2="18.05cm" svg:y2="6.652cm">
          <text:p/>
        </draw:line>
        <draw:line draw:style-name="gr77" draw:text-style-name="P3" draw:layer="layout" svg:x1="12cm" svg:y1="9.401cm" svg:x2="12cm" svg:y2="4.35cm">
          <text:p/>
        </draw:line>
        <draw:line draw:style-name="gr77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7" draw:text-style-name="P60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7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2.578cm" svg:y="4.7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0.545cm" svg:y="4.5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3.345cm" svg:y="7.2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7" draw:text-style-name="P60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5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5.75cm" svg:y1="14.35cm" svg:x2="18.1cm" svg:y2="14.301cm">
          <text:p/>
        </draw:line>
        <draw:line draw:style-name="gr77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7" draw:text-style-name="P60" draw:layer="layout" svg:width="0.623cm" svg:height="0.53cm" svg:x="12.583cm" svg:y="7.9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7" draw:text-style-name="P60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7" draw:text-style-name="P60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7" draw:text-style-name="P60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draw:path draw:style-name="gr3" draw:text-style-name="P3" draw:layer="layout" svg:width="2.539cm" svg:height="2.539cm" svg:x="3.857cm" svg:y="5.458cm" svg:viewBox="0 0 2540 2540" svg:d="M0 0c2719 0 2538 2540 2538 2540">
          <text:p/>
        </draw:path>
        <draw:path draw:style-name="gr3" draw:text-style-name="P3" draw:layer="layout" svg:width="2.539cm" svg:height="2.539cm" svg:x="10.957cm" svg:y="5.258cm" svg:viewBox="0 0 2540 2540" svg:d="M0 0c2719 0 2538 2540 2538 2540">
          <text:p/>
        </draw:path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4-03T11:30:10.763270936</dc:date>
    <meta:editing-duration>P5DT21H49M17S</meta:editing-duration>
    <meta:editing-cycles>527</meta:editing-cycles>
    <meta:generator>LibreOffice/24.2.0.3$Linux_X86_64 LibreOffice_project/420$Build-3</meta:generator>
    <meta:print-date>2024-04-01T14:56:28.228365122</meta:print-date>
    <meta:printed-by>PDF files</meta:printed-by>
    <meta:document-statistic meta:object-count="2117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2</mn>
        </msub>
        <mo stretchy="false">+</mo>
        <msub>
          <mi>m</mi>
          <mn>1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2+m_1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
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